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line-through-style="none" style:text-line-through-type="none" officeooo:rsid="008a7df6" officeooo:paragraph-rsid="008b5917"/>
    </style:style>
    <style:style style:name="P3" style:family="paragraph" style:parent-style-name="Text_20_body">
      <style:text-properties style:text-line-through-style="none" style:text-line-through-type="none" officeooo:rsid="008b5917" officeooo:paragraph-rsid="008b5917"/>
    </style:style>
    <style:style style:name="P4" style:family="paragraph" style:parent-style-name="Text_20_body">
      <style:text-properties style:font-name="Liberation Sans1" fo:font-size="10pt" officeooo:rsid="008cbd7f" officeooo:paragraph-rsid="008cbd7f" style:font-size-asian="10.5pt"/>
    </style:style>
    <style:style style:name="P5" style:family="paragraph" style:parent-style-name="Text_20_body">
      <style:text-properties officeooo:paragraph-rsid="008438f1"/>
    </style:style>
    <style:style style:name="P6" style:family="paragraph" style:parent-style-name="Text_20_body">
      <style:text-properties officeooo:rsid="00881af4" officeooo:paragraph-rsid="00881af4"/>
    </style:style>
    <style:style style:name="P7" style:family="paragraph" style:parent-style-name="Text_20_body">
      <style:text-properties officeooo:rsid="0089149a" officeooo:paragraph-rsid="0089149a"/>
    </style:style>
    <style:style style:name="P8" style:family="paragraph" style:parent-style-name="Text_20_body">
      <style:text-properties officeooo:rsid="0089f061" officeooo:paragraph-rsid="0089f061"/>
    </style:style>
    <style:style style:name="P9" style:family="paragraph" style:parent-style-name="Text_20_body">
      <style:text-properties officeooo:rsid="0089f061" officeooo:paragraph-rsid="00a58b31"/>
    </style:style>
    <style:style style:name="P10" style:family="paragraph" style:parent-style-name="Text_20_body">
      <style:text-properties officeooo:paragraph-rsid="00822457"/>
    </style:style>
    <style:style style:name="P11" style:family="paragraph" style:parent-style-name="Text_20_body">
      <style:text-properties officeooo:rsid="008b5917" officeooo:paragraph-rsid="008cbd7f"/>
    </style:style>
    <style:style style:name="P12" style:family="paragraph" style:parent-style-name="Text_20_body">
      <style:text-properties officeooo:paragraph-rsid="008cbd7f"/>
    </style:style>
    <style:style style:name="P13" style:family="paragraph" style:parent-style-name="Text_20_body">
      <style:text-properties officeooo:paragraph-rsid="008b5917"/>
    </style:style>
    <style:style style:name="P14" style:family="paragraph" style:parent-style-name="Text_20_body">
      <style:text-properties officeooo:rsid="008e8af0" officeooo:paragraph-rsid="008e8af0"/>
    </style:style>
    <style:style style:name="P15" style:family="paragraph" style:parent-style-name="Text_20_body">
      <style:text-properties officeooo:rsid="009b834d" officeooo:paragraph-rsid="009b834d"/>
    </style:style>
    <style:style style:name="P16" style:family="paragraph" style:parent-style-name="Text_20_body">
      <style:text-properties officeooo:paragraph-rsid="0086a051"/>
    </style:style>
    <style:style style:name="P17" style:family="paragraph" style:parent-style-name="Text_20_body">
      <style:text-properties officeooo:paragraph-rsid="00a04ab6"/>
    </style:style>
    <style:style style:name="P18" style:family="paragraph" style:parent-style-name="Text_20_body">
      <style:text-properties officeooo:paragraph-rsid="0089f061"/>
    </style:style>
    <style:style style:name="P19" style:family="paragraph" style:parent-style-name="Text_20_body">
      <style:text-properties officeooo:rsid="00a58b31" officeooo:paragraph-rsid="00a58b31"/>
    </style:style>
    <style:style style:name="P20" style:family="paragraph" style:parent-style-name="Text_20_body">
      <style:text-properties officeooo:paragraph-rsid="00a58b31"/>
    </style:style>
    <style:style style:name="P21" style:family="paragraph" style:parent-style-name="Text_20_body">
      <style:text-properties officeooo:rsid="00a6cca4" officeooo:paragraph-rsid="00a6cca4"/>
    </style:style>
    <style:style style:name="P22" style:family="paragraph" style:parent-style-name="Text_20_body">
      <style:text-properties officeooo:paragraph-rsid="00a968f2"/>
    </style:style>
    <style:style style:name="P23" style:family="paragraph" style:parent-style-name="Text_20_body">
      <style:text-properties officeooo:paragraph-rsid="00ab03a7"/>
    </style:style>
    <style:style style:name="P24" style:family="paragraph" style:parent-style-name="Text_20_body">
      <style:text-properties officeooo:rsid="008438f1" officeooo:paragraph-rsid="00b3e59a"/>
    </style:style>
    <style:style style:name="P25" style:family="paragraph" style:parent-style-name="Text_20_body">
      <style:text-properties style:font-name="Liberation Sans" fo:font-size="11.1999998092651pt" fo:font-weight="bold" officeooo:rsid="00ab03a7" officeooo:paragraph-rsid="00a58b31" style:font-name-asian="Droid Sans Fallback" style:font-size-asian="14.1000003814697pt" style:font-weight-asian="bold" style:font-name-complex="FreeSans" style:font-size-complex="14.1000003814697pt" style:font-weight-complex="600"/>
    </style:style>
    <style:style style:name="P26" style:family="paragraph" style:parent-style-name="Text_20_body">
      <style:text-properties officeooo:paragraph-rsid="00ae6536"/>
    </style:style>
    <style:style style:name="P27" style:family="paragraph" style:parent-style-name="Text_20_body">
      <style:text-properties fo:font-style="italic" officeooo:rsid="00ae6536" officeooo:paragraph-rsid="00ae6536" style:font-style-asian="italic" style:font-style-complex="italic"/>
    </style:style>
    <style:style style:name="P28" style:family="paragraph" style:parent-style-name="Text_20_body">
      <style:text-properties officeooo:rsid="00afd8b0" officeooo:paragraph-rsid="00afd8b0"/>
    </style:style>
    <style:style style:name="P29" style:family="paragraph" style:parent-style-name="Text_20_body">
      <style:text-properties officeooo:paragraph-rsid="00b3e59a"/>
    </style:style>
    <style:style style:name="P30" style:family="paragraph" style:parent-style-name="Text_20_body">
      <style:text-properties officeooo:paragraph-rsid="00b5e25f"/>
    </style:style>
    <style:style style:name="P31" style:family="paragraph" style:parent-style-name="Subtitle">
      <style:text-properties officeooo:paragraph-rsid="002faebb"/>
    </style:style>
    <style:style style:name="P32" style:family="paragraph" style:parent-style-name="Subtitle">
      <style:text-properties fo:font-style="italic" officeooo:rsid="0079a9e3" officeooo:paragraph-rsid="0079a9e3" style:font-style-asian="italic" style:font-style-complex="italic"/>
    </style:style>
    <style:style style:name="P33" style:family="paragraph" style:parent-style-name="code">
      <style:text-properties officeooo:paragraph-rsid="008cbd7f"/>
    </style:style>
    <style:style style:name="P34" style:family="paragraph" style:parent-style-name="code">
      <style:text-properties officeooo:paragraph-rsid="00a26560"/>
    </style:style>
    <style:style style:name="P35" style:family="paragraph" style:parent-style-name="code">
      <style:text-properties officeooo:paragraph-rsid="00a58b31"/>
    </style:style>
    <style:style style:name="P36" style:family="paragraph" style:parent-style-name="code">
      <style:text-properties officeooo:paragraph-rsid="00b3e59a"/>
    </style:style>
    <style:style style:name="P37" style:family="paragraph" style:parent-style-name="Heading_20_2">
      <style:text-properties officeooo:paragraph-rsid="0079a9e3"/>
    </style:style>
    <style:style style:name="P38" style:family="paragraph" style:parent-style-name="Heading_20_2">
      <style:text-properties officeooo:rsid="0079a9e3" officeooo:paragraph-rsid="0079a9e3"/>
    </style:style>
    <style:style style:name="P39" style:family="paragraph" style:parent-style-name="Heading_20_2">
      <style:text-properties style:font-name="Liberation Sans" fo:font-size="16.1000003814697pt" fo:font-weight="bold" officeooo:rsid="00afd8b0" officeooo:paragraph-rsid="00afd8b0" style:font-name-asian="Droid Sans Fallback" style:font-size-asian="16.1000003814697pt" style:font-weight-asian="bold" style:font-name-complex="FreeSans" style:font-size-complex="16.1000003814697pt" style:font-weight-complex="600"/>
    </style:style>
    <style:style style:name="P40" style:family="paragraph" style:parent-style-name="Heading_20_2">
      <style:text-properties style:font-name="Liberation Sans" fo:font-size="16.1000003814697pt" fo:font-weight="bold" officeooo:rsid="008438f1" officeooo:paragraph-rsid="008438f1" style:font-name-asian="Droid Sans Fallback" style:font-size-asian="16.1000003814697pt" style:font-weight-asian="bold" style:font-name-complex="FreeSans" style:font-size-complex="16.1000003814697pt" style:font-weight-complex="600"/>
    </style:style>
    <style:style style:name="P41" style:family="paragraph" style:parent-style-name="Heading_20_2">
      <style:text-properties style:font-name="Liberation Sans" fo:font-size="16.1000003814697pt" fo:font-weight="bold" officeooo:rsid="007b41ca" officeooo:paragraph-rsid="008f1509" style:font-name-asian="Droid Sans Fallback" style:font-size-asian="16.1000003814697pt" style:font-weight-asian="bold" style:font-name-complex="FreeSans" style:font-size-complex="16.1000003814697pt" style:font-weight-complex="600"/>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08f1509"/>
    </style:style>
    <style:style style:name="P44" style:family="paragraph" style:parent-style-name="Heading_20_2">
      <style:paragraph-properties fo:break-before="page"/>
      <style:text-properties officeooo:paragraph-rsid="00b84047"/>
    </style:style>
    <style:style style:name="P45" style:family="paragraph" style:parent-style-name="Heading_20_2">
      <style:paragraph-properties fo:break-before="page"/>
      <style:text-properties officeooo:rsid="00bca306" officeooo:paragraph-rsid="00bca306"/>
    </style:style>
    <style:style style:name="P46" style:family="paragraph" style:parent-style-name="Heading_20_2">
      <style:paragraph-properties fo:break-before="page"/>
      <style:text-properties officeooo:rsid="00a6cca4" officeooo:paragraph-rsid="00a6cca4"/>
    </style:style>
    <style:style style:name="P47" style:family="paragraph" style:parent-style-name="Heading_20_3">
      <style:text-properties officeooo:rsid="005e63db" officeooo:paragraph-rsid="005e63db"/>
    </style:style>
    <style:style style:name="P48" style:family="paragraph" style:parent-style-name="Heading_20_3">
      <style:text-properties officeooo:paragraph-rsid="00afd8b0"/>
    </style:style>
    <style:style style:name="P49" style:family="paragraph" style:parent-style-name="Heading_20_3">
      <style:text-properties officeooo:paragraph-rsid="00b138c5"/>
    </style:style>
    <style:style style:name="P50" style:family="paragraph" style:parent-style-name="Heading_20_3">
      <style:text-properties style:font-name="Liberation Sans" fo:font-size="11.1999998092651pt" fo:font-weight="bold" officeooo:rsid="0089a2d5" officeooo:paragraph-rsid="0089a2d5" style:font-name-asian="Droid Sans Fallback" style:font-size-asian="14.1000003814697pt" style:font-weight-asian="bold" style:font-name-complex="FreeSans" style:font-size-complex="14.1000003814697pt" style:font-weight-complex="600"/>
    </style:style>
    <style:style style:name="P51" style:family="paragraph" style:parent-style-name="Heading_20_3">
      <style:text-properties officeooo:paragraph-rsid="009b834d"/>
    </style:style>
    <style:style style:name="P52" style:family="paragraph" style:parent-style-name="Heading_20_3">
      <style:text-properties officeooo:rsid="009c05ea" officeooo:paragraph-rsid="009c05ea"/>
    </style:style>
    <style:style style:name="P53" style:family="paragraph" style:parent-style-name="Heading_20_3">
      <style:text-properties officeooo:paragraph-rsid="008b5917"/>
    </style:style>
    <style:style style:name="P54" style:family="paragraph" style:parent-style-name="Heading_20_3">
      <style:text-properties officeooo:paragraph-rsid="008f1509"/>
    </style:style>
    <style:style style:name="P55" style:family="paragraph" style:parent-style-name="Heading_20_3">
      <style:text-properties officeooo:paragraph-rsid="00b69644"/>
    </style:style>
    <style:style style:name="P56" style:family="paragraph" style:parent-style-name="Heading_20_3">
      <style:text-properties officeooo:rsid="00ab03a7" officeooo:paragraph-rsid="00ab03a7"/>
    </style:style>
    <style:style style:name="P57" style:family="paragraph" style:parent-style-name="Heading_20_3">
      <style:text-properties officeooo:paragraph-rsid="00a58b31"/>
    </style:style>
    <style:style style:name="P58" style:family="paragraph" style:parent-style-name="Heading_20_3">
      <style:text-properties officeooo:paragraph-rsid="00b84047"/>
    </style:style>
    <style:style style:name="P59" style:family="paragraph" style:parent-style-name="Heading_20_3" style:list-style-name="">
      <style:text-properties officeooo:paragraph-rsid="00bca306"/>
    </style:style>
    <style:style style:name="P60" style:family="paragraph" style:parent-style-name="Heading_20_4">
      <style:text-properties officeooo:rsid="0089149a" officeooo:paragraph-rsid="0089149a"/>
    </style:style>
    <style:style style:name="P61" style:family="paragraph" style:parent-style-name="Heading_20_4">
      <style:text-properties officeooo:paragraph-rsid="008cbd7f"/>
    </style:style>
    <style:style style:name="P62" style:family="paragraph" style:parent-style-name="Heading_20_4">
      <style:text-properties officeooo:paragraph-rsid="00b3e59a"/>
    </style:style>
    <style:style style:name="P63" style:family="paragraph" style:parent-style-name="Heading_20_4">
      <style:text-properties officeooo:paragraph-rsid="00a04ab6"/>
    </style:style>
    <style:style style:name="P64" style:family="paragraph" style:parent-style-name="Heading_20_4">
      <style:text-properties officeooo:paragraph-rsid="00a58b31"/>
    </style:style>
    <style:style style:name="P65" style:family="paragraph" style:parent-style-name="Heading_20_4">
      <style:text-properties officeooo:rsid="008e8af0" officeooo:paragraph-rsid="00b84047"/>
    </style:style>
    <style:style style:name="P66" style:family="paragraph" style:parent-style-name="Heading_20_4">
      <style:text-properties officeooo:paragraph-rsid="00bca306"/>
    </style:style>
    <style:style style:name="P67" style:family="paragraph" style:parent-style-name="List_20_1" style:list-style-name="L1">
      <style:text-properties officeooo:paragraph-rsid="008cbd7f"/>
    </style:style>
    <style:style style:name="P68" style:family="paragraph" style:parent-style-name="List_20_1" style:list-style-name="L1">
      <style:text-properties officeooo:rsid="008cbd7f" officeooo:paragraph-rsid="008cbd7f"/>
    </style:style>
    <style:style style:name="P69" style:family="paragraph" style:parent-style-name="List_20_1" style:list-style-name="L2">
      <style:text-properties officeooo:rsid="008f56d3" officeooo:paragraph-rsid="008f56d3"/>
    </style:style>
    <style:style style:name="P70" style:family="paragraph" style:parent-style-name="List_20_1" style:list-style-name="L2">
      <style:paragraph-properties fo:margin-left="0cm" fo:margin-right="0cm" fo:text-indent="0cm" style:auto-text-indent="false"/>
      <style:text-properties officeooo:rsid="008f56d3" officeooo:paragraph-rsid="008f56d3"/>
    </style:style>
    <style:style style:name="P71" style:family="paragraph" style:parent-style-name="Text_20_body" style:list-style-name="L3">
      <style:text-properties officeooo:paragraph-rsid="00ae6536"/>
    </style:style>
    <style:style style:name="P72" style:family="paragraph" style:parent-style-name="Text_20_body" style:list-style-name="L4">
      <style:text-properties officeooo:paragraph-rsid="00944a40"/>
    </style:style>
    <style:style style:name="P73" style:family="paragraph" style:parent-style-name="Text_20_body" style:list-style-name="L4">
      <style:text-properties officeooo:rsid="00881af4" officeooo:paragraph-rsid="00881af4"/>
    </style:style>
    <style:style style:name="P74" style:family="paragraph" style:parent-style-name="Text_20_body" style:list-style-name="L5">
      <style:text-properties officeooo:rsid="00944a40" officeooo:paragraph-rsid="00944a40"/>
    </style:style>
    <style:style style:name="P75" style:family="paragraph" style:parent-style-name="Text_20_body" style:list-style-name="L5">
      <style:text-properties officeooo:rsid="00b2b107" officeooo:paragraph-rsid="00b2b107"/>
    </style:style>
    <style:style style:name="P76" style:family="paragraph" style:parent-style-name="Text_20_body" style:list-style-name="L6">
      <style:text-properties officeooo:rsid="00966988" officeooo:paragraph-rsid="00966988"/>
    </style:style>
    <style:style style:name="P77" style:family="paragraph" style:parent-style-name="Text_20_body" style:list-style-name="L7">
      <style:text-properties officeooo:rsid="008e8af0" officeooo:paragraph-rsid="008e8af0"/>
    </style:style>
    <style:style style:name="P78" style:family="paragraph" style:parent-style-name="Text_20_body" style:list-style-name="L8">
      <style:text-properties officeooo:rsid="008e8af0" officeooo:paragraph-rsid="008e8af0"/>
    </style:style>
    <style:style style:name="P79" style:family="paragraph" style:parent-style-name="Text_20_body" style:list-style-name="L8">
      <style:text-properties officeooo:rsid="008e8af0" officeooo:paragraph-rsid="00a04ab6"/>
    </style:style>
    <style:style style:name="P80" style:family="paragraph" style:parent-style-name="Text_20_body">
      <style:text-properties officeooo:rsid="008e8af0" officeooo:paragraph-rsid="00a04ab6"/>
    </style:style>
    <style:style style:name="P81" style:family="paragraph" style:parent-style-name="Text_20_body" style:list-style-name="L10">
      <style:text-properties officeooo:rsid="008e8af0" officeooo:paragraph-rsid="00b84047"/>
    </style:style>
    <style:style style:name="P82" style:family="paragraph" style:parent-style-name="Text_20_body">
      <style:text-properties officeooo:paragraph-rsid="00b84047"/>
    </style:style>
    <style:style style:name="P83" style:family="paragraph" style:parent-style-name="Text_20_body" style:list-style-name="L9">
      <style:text-properties officeooo:paragraph-rsid="00b84047"/>
    </style:style>
    <style:style style:name="P84" style:family="paragraph" style:parent-style-name="Text_20_body">
      <style:text-properties officeooo:rsid="00b84047" officeooo:paragraph-rsid="00b84047"/>
    </style:style>
    <style:style style:name="P85" style:family="paragraph" style:parent-style-name="Text_20_body">
      <style:text-properties officeooo:rsid="00b93585" officeooo:paragraph-rsid="00b93585"/>
    </style:style>
    <style:style style:name="P86" style:family="paragraph" style:parent-style-name="Text_20_body">
      <style:text-properties officeooo:paragraph-rsid="00b93585"/>
    </style:style>
    <style:style style:name="P87" style:family="paragraph" style:parent-style-name="Text_20_body" style:list-style-name="L12">
      <style:text-properties officeooo:paragraph-rsid="00b84047"/>
    </style:style>
    <style:style style:name="P88" style:family="paragraph" style:parent-style-name="Text_20_body">
      <style:text-properties style:text-line-through-style="none" style:text-line-through-type="none" officeooo:rsid="008a7df6" officeooo:paragraph-rsid="00bca306"/>
    </style:style>
    <style:style style:name="P89" style:family="paragraph" style:parent-style-name="Text_20_body">
      <style:text-properties style:text-line-through-style="none" style:text-line-through-type="none" officeooo:rsid="008b5917" officeooo:paragraph-rsid="00bca306"/>
    </style:style>
    <style:style style:name="P90" style:family="paragraph" style:parent-style-name="Text_20_body">
      <style:text-properties officeooo:rsid="00bca306" officeooo:paragraph-rsid="00bca306"/>
    </style:style>
    <style:style style:name="P91" style:family="paragraph" style:parent-style-name="Text_20_body" style:list-style-name="L13">
      <style:text-properties officeooo:rsid="00bca306" officeooo:paragraph-rsid="00bca306"/>
    </style:style>
    <style:style style:name="P92" style:family="paragraph" style:parent-style-name="Text_20_body">
      <style:text-properties officeooo:paragraph-rsid="00bca306"/>
    </style:style>
    <style:style style:name="P93" style:family="paragraph" style:parent-style-name="code">
      <style:text-properties officeooo:paragraph-rsid="00bca306"/>
    </style:style>
    <style:style style:name="T1" style:family="text">
      <style:text-properties fo:font-weight="bold" style:font-weight-asian="bold" style:font-weight-complex="bold"/>
    </style:style>
    <style:style style:name="T2" style:family="text">
      <style:text-properties fo:font-weight="bold" officeooo:rsid="00309594" style:font-weight-asian="bold" style:font-weight-complex="bold"/>
    </style:style>
    <style:style style:name="T3" style:family="text">
      <style:text-properties fo:font-weight="bold" officeooo:rsid="00944a40" style:font-weight-asian="bold" style:font-weight-complex="bold"/>
    </style:style>
    <style:style style:name="T4" style:family="text">
      <style:text-properties fo:font-weight="bold" officeooo:rsid="00b84047" style:font-weight-asian="bold" style:font-weight-complex="bold"/>
    </style:style>
    <style:style style:name="T5" style:family="text">
      <style:text-properties fo:font-size="10pt" officeooo:rsid="00309594" style:font-size-asian="10pt" style:font-size-complex="10pt"/>
    </style:style>
    <style:style style:name="T6" style:family="text">
      <style:text-properties fo:font-size="10pt" officeooo:rsid="003aaa43" style:font-size-asian="10pt" style:font-size-complex="10pt"/>
    </style:style>
    <style:style style:name="T7" style:family="text">
      <style:text-properties fo:font-size="10pt" fo:font-style="normal" officeooo:rsid="002faebb" style:font-size-asian="10pt" style:font-style-asian="normal" style:font-size-complex="10pt" style:font-style-complex="normal"/>
    </style:style>
    <style:style style:name="T8" style:family="text">
      <style:text-properties fo:font-size="10pt" fo:font-style="normal" officeooo:rsid="00309594" style:font-size-asian="10pt" style:font-style-asian="normal" style:font-size-complex="10pt" style:font-style-complex="normal"/>
    </style:style>
    <style:style style:name="T9" style:family="text">
      <style:text-properties fo:font-size="10pt" fo:font-style="normal" officeooo:rsid="005e63db" style:font-size-asian="10pt" style:font-style-asian="normal" style:font-size-complex="10pt" style:font-style-complex="normal"/>
    </style:style>
    <style:style style:name="T10" style:family="text">
      <style:text-properties fo:font-size="10pt" fo:font-style="normal" officeooo:rsid="0079a9e3" style:font-size-asian="10pt" style:font-style-asian="normal" style:font-size-complex="10pt" style:font-style-complex="normal"/>
    </style:style>
    <style:style style:name="T11" style:family="text">
      <style:text-properties fo:font-size="10pt" officeooo:rsid="008438f1"/>
    </style:style>
    <style:style style:name="T12" style:family="text">
      <style:text-properties fo:font-size="10pt" officeooo:rsid="00966988"/>
    </style:style>
    <style:style style:name="T13" style:family="text">
      <style:text-properties fo:font-size="10pt" officeooo:rsid="00a04ab6"/>
    </style:style>
    <style:style style:name="T14" style:family="text">
      <style:text-properties fo:font-size="10pt" officeooo:rsid="00ae6536"/>
    </style:style>
    <style:style style:name="T15" style:family="text">
      <style:text-properties officeooo:rsid="00309594"/>
    </style:style>
    <style:style style:name="T16" style:family="text">
      <style:text-properties officeooo:rsid="003aaa43"/>
    </style:style>
    <style:style style:name="T17" style:family="text">
      <style:text-properties fo:font-variant="small-caps" style:font-name="Liberation Sans" fo:font-size="10pt" fo:font-weight="bold" officeooo:rsid="00ae6536" style:font-name-asian="Droid Sans Fallback" style:font-size-asian="10pt" style:font-weight-asian="bold" style:font-name-complex="FreeSans" style:font-size-complex="10pt" style:font-weight-complex="600"/>
    </style:style>
    <style:style style:name="T18" style:family="text">
      <style:text-properties officeooo:rsid="005e63db"/>
    </style:style>
    <style:style style:name="T19" style:family="text">
      <style:text-properties style:font-name="Liberation Sans" fo:font-size="18.2000007629395pt" fo:font-weight="bold" officeooo:rsid="0079a9e3" style:font-name-asian="Droid Sans Fallback" style:font-size-asian="18.2000007629395pt" style:font-weight-asian="bold" style:font-name-complex="FreeSans" style:font-size-complex="18.2000007629395pt" style:font-weight-complex="bold"/>
    </style:style>
    <style:style style:name="T20" style:family="text">
      <style:text-properties style:font-name="Liberation Sans" fo:font-size="18.2000007629395pt" fo:font-weight="bold" officeooo:rsid="00ae6536" style:font-name-asian="Droid Sans Fallback" style:font-size-asian="18.2000007629395pt" style:font-weight-asian="bold" style:font-name-complex="FreeSans" style:font-size-complex="18.2000007629395pt" style:font-weight-complex="bold"/>
    </style:style>
    <style:style style:name="T21"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600"/>
    </style:style>
    <style:style style:name="T22" style:family="text">
      <style:text-properties style:font-name="Liberation Sans" fo:font-size="16.1000003814697pt" fo:font-weight="bold" officeooo:rsid="008e8af0" style:font-name-asian="Droid Sans Fallback" style:font-size-asian="16.1000003814697pt" style:font-weight-asian="bold" style:font-name-complex="FreeSans" style:font-size-complex="16.1000003814697pt" style:font-weight-complex="600"/>
    </style:style>
    <style:style style:name="T23" style:family="text">
      <style:text-properties style:font-name="Liberation Sans" fo:font-size="16.1000003814697pt" fo:font-weight="bold" officeooo:rsid="008f1509" style:font-name-asian="Droid Sans Fallback" style:font-size-asian="16.1000003814697pt" style:font-weight-asian="bold" style:font-name-complex="FreeSans" style:font-size-complex="16.1000003814697pt" style:font-weight-complex="600"/>
    </style:style>
    <style:style style:name="T24" style:family="text">
      <style:text-properties style:font-name="Liberation Sans" fo:font-size="16.1000003814697pt" fo:font-weight="bold" officeooo:rsid="00a58b31" style:font-name-asian="Droid Sans Fallback" style:font-size-asian="16.1000003814697pt" style:font-weight-asian="bold" style:font-name-complex="FreeSans" style:font-size-complex="16.1000003814697pt" style:font-weight-complex="600"/>
    </style:style>
    <style:style style:name="T25" style:family="text">
      <style:text-properties style:font-name="Liberation Sans" fo:font-size="11.1999998092651pt" fo:font-weight="bold" style:font-name-asian="Droid Sans Fallback" style:font-size-asian="14.1000003814697pt" style:font-weight-asian="bold" style:font-name-complex="FreeSans" style:font-size-complex="14.1000003814697pt" style:font-weight-complex="600"/>
    </style:style>
    <style:style style:name="T26" style:family="text">
      <style:text-properties style:font-name="Liberation Sans" fo:font-size="11.1999998092651pt" fo:font-weight="bold" officeooo:rsid="008b5917" style:font-name-asian="Droid Sans Fallback" style:font-size-asian="14.1000003814697pt" style:font-weight-asian="bold" style:font-name-complex="FreeSans" style:font-size-complex="14.1000003814697pt" style:font-weight-complex="600"/>
    </style:style>
    <style:style style:name="T27" style:family="text">
      <style:text-properties style:font-name="Liberation Sans" fo:font-size="11.1999998092651pt" fo:font-weight="bold" officeooo:rsid="00a58b31" style:font-name-asian="Droid Sans Fallback" style:font-size-asian="14.1000003814697pt" style:font-weight-asian="bold" style:font-name-complex="FreeSans" style:font-size-complex="14.1000003814697pt" style:font-weight-complex="600"/>
    </style:style>
    <style:style style:name="T28" style:family="text">
      <style:text-properties style:font-name="Liberation Sans" fo:font-size="11.1999998092651pt" fo:font-weight="bold" officeooo:rsid="00ab03a7" style:font-name-asian="Droid Sans Fallback" style:font-size-asian="14.1000003814697pt" style:font-weight-asian="bold" style:font-name-complex="FreeSans" style:font-size-complex="14.1000003814697pt" style:font-weight-complex="600"/>
    </style:style>
    <style:style style:name="T29" style:family="text">
      <style:text-properties style:font-name="Liberation Sans" fo:font-size="11.1999998092651pt" fo:font-weight="bold" officeooo:rsid="00b5c8be" style:font-name-asian="Droid Sans Fallback" style:font-size-asian="14.1000003814697pt" style:font-weight-asian="bold" style:font-name-complex="FreeSans" style:font-size-complex="14.1000003814697pt" style:font-weight-complex="600"/>
    </style:style>
    <style:style style:name="T30" style:family="text">
      <style:text-properties style:font-name="Liberation Sans" fo:font-size="11.1999998092651pt" fo:font-weight="bold" officeooo:rsid="00bca306" style:font-name-asian="Droid Sans Fallback" style:font-size-asian="14.1000003814697pt" style:font-weight-asian="bold" style:font-name-complex="FreeSans" style:font-size-complex="14.1000003814697pt" style:font-weight-complex="600"/>
    </style:style>
    <style:style style:name="T31" style:family="text">
      <style:text-properties style:font-name="Liberation Sans" fo:font-size="11.1999998092651pt" fo:font-style="italic" fo:font-weight="bold" officeooo:rsid="008cbd7f" style:font-name-asian="Droid Sans Fallback" style:font-size-asian="14.1000003814697pt" style:font-style-asian="italic" style:font-weight-asian="bold" style:font-name-complex="FreeSans" style:font-size-complex="14.1000003814697pt" style:font-style-complex="italic" style:font-weight-complex="600"/>
    </style:style>
    <style:style style:name="T32" style:family="text">
      <style:text-properties style:font-name="Liberation Sans1" fo:font-size="10pt" officeooo:rsid="007ea43a" style:font-size-asian="10.5pt"/>
    </style:style>
    <style:style style:name="T33" style:family="text">
      <style:text-properties style:font-name="Liberation Sans1" fo:font-size="10pt" officeooo:rsid="00800519" style:font-size-asian="10.5pt"/>
    </style:style>
    <style:style style:name="T34" style:family="text">
      <style:text-properties style:font-name="Liberation Sans1" fo:font-size="10pt" officeooo:rsid="00822457" style:font-size-asian="10.5pt"/>
    </style:style>
    <style:style style:name="T35" style:family="text">
      <style:text-properties style:font-name="Liberation Sans1" fo:font-size="10pt" officeooo:rsid="008438f1" style:font-size-asian="10.5pt"/>
    </style:style>
    <style:style style:name="T36" style:family="text">
      <style:text-properties style:font-name="Liberation Sans1" fo:font-size="10pt" officeooo:rsid="008f1509" style:font-size-asian="10.5pt"/>
    </style:style>
    <style:style style:name="T37" style:family="text">
      <style:text-properties style:font-name="Liberation Sans1" fo:font-size="10pt" officeooo:rsid="00a4cdb5" style:font-size-asian="10.5pt"/>
    </style:style>
    <style:style style:name="T38" style:family="text">
      <style:text-properties style:font-name="Liberation Sans1" fo:font-size="10pt" officeooo:rsid="00ab03a7" style:font-size-asian="10.5pt"/>
    </style:style>
    <style:style style:name="T39" style:family="text">
      <style:text-properties style:font-name="Liberation Sans1" fo:font-size="10pt" officeooo:rsid="00ae6536" style:font-size-asian="10.5pt"/>
    </style:style>
    <style:style style:name="T40" style:family="text">
      <style:text-properties style:font-name="Liberation Sans1" fo:font-size="10pt" officeooo:rsid="00b138c5" style:font-size-asian="10.5pt"/>
    </style:style>
    <style:style style:name="T41" style:family="text">
      <style:text-properties style:font-name="Liberation Sans1" fo:font-size="10pt" officeooo:rsid="00b84047" style:font-size-asian="10.5pt"/>
    </style:style>
    <style:style style:name="T42" style:family="text">
      <style:text-properties style:font-name="Liberation Sans1" fo:font-size="10pt" officeooo:rsid="00b93585" style:font-size-asian="10.5pt"/>
    </style:style>
    <style:style style:name="T43" style:family="text">
      <style:text-properties style:font-name="Liberation Sans1" fo:font-size="10pt" officeooo:rsid="00bac8bb" style:font-size-asian="10.5pt"/>
    </style:style>
    <style:style style:name="T44" style:family="text">
      <style:text-properties style:font-name="Liberation Sans1" fo:font-size="10pt" officeooo:rsid="00ae6536" style:font-size-asian="12pt" style:font-name-complex="FreeSans1"/>
    </style:style>
    <style:style style:name="T45" style:family="text">
      <style:text-properties style:font-name="Liberation Sans1" fo:font-size="10pt" fo:font-style="italic" officeooo:rsid="00ae6536" style:font-size-asian="10.5pt" style:font-style-asian="italic" style:font-style-complex="italic"/>
    </style:style>
    <style:style style:name="T46" style:family="text">
      <style:text-properties style:font-name="Liberation Sans1" fo:font-size="10pt" fo:font-style="italic" officeooo:rsid="00b5e25f" style:font-size-asian="10.5pt" style:font-style-asian="italic" style:font-style-complex="italic"/>
    </style:style>
    <style:style style:name="T47" style:family="text">
      <style:text-properties style:font-name="Liberation Sans1" fo:font-size="10pt" fo:font-weight="bold" officeooo:rsid="00b2b107" style:font-name-asian="Nimbus Mono L" style:font-size-asian="10.5pt" style:font-name-complex="Liberation Mono" style:font-size-complex="10pt"/>
    </style:style>
    <style:style style:name="T48" style:family="text">
      <style:text-properties officeooo:rsid="0079a9e3"/>
    </style:style>
    <style:style style:name="T49" style:family="text">
      <style:text-properties officeooo:rsid="007b41ca"/>
    </style:style>
    <style:style style:name="T50" style:family="text">
      <style:text-properties officeooo:rsid="007ea43a"/>
    </style:style>
    <style:style style:name="T51" style:family="text">
      <style:text-properties officeooo:rsid="00800519"/>
    </style:style>
    <style:style style:name="T52" style:family="text">
      <style:text-properties officeooo:rsid="0081f872"/>
    </style:style>
    <style:style style:name="T53" style:family="text">
      <style:text-properties officeooo:rsid="00822457"/>
    </style:style>
    <style:style style:name="T54" style:family="text">
      <style:text-properties officeooo:rsid="008438f1"/>
    </style:style>
    <style:style style:name="T55" style:family="text">
      <style:text-properties officeooo:rsid="0086a051"/>
    </style:style>
    <style:style style:name="T56" style:family="text">
      <style:text-properties officeooo:rsid="00881af4"/>
    </style:style>
    <style:style style:name="T57" style:family="text">
      <style:text-properties officeooo:rsid="0089a2d5"/>
    </style:style>
    <style:style style:name="T58" style:family="text">
      <style:text-properties officeooo:rsid="0089f061"/>
    </style:style>
    <style:style style:name="T59" style:family="text">
      <style:text-properties officeooo:rsid="008a7df6"/>
    </style:style>
    <style:style style:name="T60" style:family="text">
      <style:text-properties officeooo:rsid="008b5917"/>
    </style:style>
    <style:style style:name="T61" style:family="text">
      <style:text-properties fo:font-style="italic" style:font-style-asian="italic" style:font-style-complex="italic"/>
    </style:style>
    <style:style style:name="T62" style:family="text">
      <style:text-properties fo:font-style="italic" officeooo:rsid="008cbd7f" style:font-style-asian="italic" style:font-style-complex="italic"/>
    </style:style>
    <style:style style:name="T63" style:family="text">
      <style:text-properties fo:font-style="italic" officeooo:rsid="008b5917" style:font-style-asian="italic" style:font-style-complex="italic"/>
    </style:style>
    <style:style style:name="T64" style:family="text">
      <style:text-properties fo:font-style="italic" officeooo:rsid="008f1509" style:font-style-asian="italic" style:font-style-complex="italic"/>
    </style:style>
    <style:style style:name="T65" style:family="text">
      <style:text-properties fo:font-style="italic" officeooo:rsid="00a04ab6" style:font-style-asian="italic" style:font-style-complex="italic"/>
    </style:style>
    <style:style style:name="T66" style:family="text">
      <style:text-properties fo:font-style="italic" officeooo:rsid="00b5e25f" style:font-style-asian="italic" style:font-style-complex="italic"/>
    </style:style>
    <style:style style:name="T67" style:family="text">
      <style:text-properties fo:font-style="italic" officeooo:rsid="00b84047" style:font-style-asian="italic" style:font-style-complex="italic"/>
    </style:style>
    <style:style style:name="T68" style:family="text">
      <style:text-properties fo:font-style="italic" fo:font-weight="bold" officeooo:rsid="008b5917" style:font-style-asian="italic" style:font-weight-asian="bold" style:font-style-complex="italic" style:font-weight-complex="bold"/>
    </style:style>
    <style:style style:name="T69" style:family="text">
      <style:text-properties style:text-line-through-style="none" style:text-line-through-type="none" fo:font-style="italic" fo:font-weight="bold" officeooo:rsid="008b5917" style:font-style-asian="italic" style:font-weight-asian="bold" style:font-style-complex="italic" style:font-weight-complex="bold"/>
    </style:style>
    <style:style style:name="T70" style:family="text">
      <style:text-properties style:text-line-through-style="none" style:text-line-through-type="none" fo:font-style="italic" fo:font-weight="bold" officeooo:rsid="00881af4" style:font-style-asian="italic" style:font-weight-asian="bold" style:font-style-complex="italic" style:font-weight-complex="bold"/>
    </style:style>
    <style:style style:name="T71" style:family="text">
      <style:text-properties style:text-line-through-style="none" style:text-line-through-type="none" officeooo:rsid="008b5917"/>
    </style:style>
    <style:style style:name="T72" style:family="text">
      <style:text-properties style:text-line-through-style="none" style:text-line-through-type="none" style:font-name="Liberation Sans1" fo:font-size="10pt" officeooo:rsid="00966988" style:font-size-asian="10.5pt"/>
    </style:style>
    <style:style style:name="T73" style:family="text">
      <style:text-properties style:text-line-through-style="none" style:text-line-through-type="none" style:font-name="Liberation Sans1" fo:font-size="10pt" officeooo:rsid="00b5c8be" style:font-size-asian="10.5pt"/>
    </style:style>
    <style:style style:name="T74" style:family="text">
      <style:text-properties style:text-line-through-style="none" style:text-line-through-type="none" officeooo:rsid="00b3e59a"/>
    </style:style>
    <style:style style:name="T75" style:family="text">
      <style:text-properties style:text-line-through-style="none" style:text-line-through-type="none" style:font-name="Liberation Mono" fo:font-size="10pt" fo:font-weight="bold" officeooo:rsid="00b3e59a" style:font-name-asian="Nimbus Mono L" style:font-size-asian="10.5pt" style:font-name-complex="Liberation Mono"/>
    </style:style>
    <style:style style:name="T76" style:family="text">
      <style:text-properties style:text-line-through-style="none" style:text-line-through-type="none" style:font-name="Liberation Mono" fo:font-size="10pt" fo:font-weight="bold" officeooo:rsid="00bca306" style:font-name-asian="Nimbus Mono L" style:font-size-asian="10.5pt" style:font-weight-asian="normal" style:font-name-complex="Liberation Mono" style:font-weight-complex="normal"/>
    </style:style>
    <style:style style:name="T77" style:family="text">
      <style:text-properties style:text-line-through-style="none" style:text-line-through-type="none" officeooo:rsid="008a7df6"/>
    </style:style>
    <style:style style:name="T78" style:family="text">
      <style:text-properties style:text-line-through-style="none" style:text-line-through-type="none" fo:font-weight="normal" style:font-weight-asian="normal" style:font-weight-complex="normal"/>
    </style:style>
    <style:style style:name="T79" style:family="text">
      <style:text-properties style:text-line-through-style="none" style:text-line-through-type="none" fo:font-weight="normal" officeooo:rsid="008b5917" style:font-weight-asian="normal" style:font-weight-complex="normal"/>
    </style:style>
    <style:style style:name="T80" style:family="text">
      <style:text-properties style:text-line-through-style="none" style:text-line-through-type="none" officeooo:rsid="008b5917" style:font-weight-asian="normal" style:font-weight-complex="normal"/>
    </style:style>
    <style:style style:name="T81" style:family="text">
      <style:text-properties style:text-line-through-style="none" style:text-line-through-type="none" officeooo:rsid="00bca306" style:font-weight-asian="normal" style:font-weight-complex="normal"/>
    </style:style>
    <style:style style:name="T82" style:family="text">
      <style:text-properties style:font-name="Liberation Mono" fo:font-size="10pt" fo:font-weight="bold" officeooo:rsid="008b5917" style:font-name-asian="Nimbus Mono L" style:font-size-asian="10pt" style:font-name-complex="Liberation Mono" style:font-size-complex="10pt"/>
    </style:style>
    <style:style style:name="T83" style:family="text">
      <style:text-properties style:font-name="Liberation Mono" fo:font-size="10pt" fo:font-weight="bold" officeooo:rsid="009b834d" style:font-name-asian="Nimbus Mono L" style:font-size-asian="10pt" style:font-name-complex="Liberation Mono" style:font-size-complex="10pt"/>
    </style:style>
    <style:style style:name="T84" style:family="text">
      <style:text-properties style:font-name="Liberation Mono" fo:font-size="10pt" fo:font-weight="bold" officeooo:rsid="009f0eba" style:font-name-asian="Nimbus Mono L" style:font-size-asian="10pt" style:font-name-complex="Liberation Mono" style:font-size-complex="10pt"/>
    </style:style>
    <style:style style:name="T85" style:family="text">
      <style:text-properties style:font-name="Liberation Mono" fo:font-size="10pt" fo:font-weight="bold" officeooo:rsid="00b138c5" style:font-name-asian="Nimbus Mono L" style:font-size-asian="10pt" style:font-name-complex="Liberation Mono" style:font-size-complex="10pt"/>
    </style:style>
    <style:style style:name="T86" style:family="text">
      <style:text-properties style:font-name="Liberation Mono" fo:font-size="10pt" fo:font-weight="bold" officeooo:rsid="00b2b107" style:font-name-asian="Nimbus Mono L" style:font-size-asian="10pt" style:font-name-complex="Liberation Mono" style:font-size-complex="10pt"/>
    </style:style>
    <style:style style:name="T87" style:family="text">
      <style:text-properties style:font-name="Liberation Mono" fo:font-size="10pt" fo:font-weight="bold" officeooo:rsid="00b3e59a" style:font-name-asian="Nimbus Mono L" style:font-size-asian="10pt" style:font-name-complex="Liberation Mono" style:font-size-complex="10pt"/>
    </style:style>
    <style:style style:name="T88" style:family="text">
      <style:text-properties style:font-name="Liberation Mono" fo:font-size="10pt" fo:font-weight="bold" officeooo:rsid="00b5c8be" style:font-name-asian="Nimbus Mono L" style:font-size-asian="10pt" style:font-name-complex="Liberation Mono" style:font-size-complex="10pt"/>
    </style:style>
    <style:style style:name="T89" style:family="text">
      <style:text-properties style:font-name="Liberation Mono" fo:font-size="10pt" fo:font-weight="bold" officeooo:rsid="00b7434d" style:font-name-asian="Nimbus Mono L" style:font-size-asian="10pt" style:font-name-complex="Liberation Mono" style:font-size-complex="10pt"/>
    </style:style>
    <style:style style:name="T90" style:family="text">
      <style:text-properties style:font-name="Liberation Mono" fo:font-size="10pt" fo:font-weight="bold" officeooo:rsid="00bca306" style:font-name-asian="Nimbus Mono L" style:font-size-asian="10pt" style:font-name-complex="Liberation Mono" style:font-size-complex="10pt"/>
    </style:style>
    <style:style style:name="T91" style:family="text">
      <style:text-properties style:font-name="Liberation Mono" fo:font-size="10pt" fo:font-weight="bold" officeooo:rsid="00966988" style:font-name-asian="Nimbus Mono L" style:font-size-asian="10.5pt" style:font-name-complex="Liberation Mono"/>
    </style:style>
    <style:style style:name="T92" style:family="text">
      <style:text-properties style:font-name="Liberation Mono" fo:font-size="10pt" fo:font-weight="bold" officeooo:rsid="00a04ab6" style:font-name-asian="Nimbus Mono L" style:font-size-asian="10.5pt" style:font-name-complex="Liberation Mono"/>
    </style:style>
    <style:style style:name="T93" style:family="text">
      <style:text-properties officeooo:rsid="008cbd7f"/>
    </style:style>
    <style:style style:name="T94" style:family="text">
      <style:text-properties officeooo:rsid="008f1509"/>
    </style:style>
    <style:style style:name="T95" style:family="text">
      <style:text-properties officeooo:rsid="00900408"/>
    </style:style>
    <style:style style:name="T96" style:family="text">
      <style:text-properties officeooo:rsid="00927957"/>
    </style:style>
    <style:style style:name="T97" style:family="text">
      <style:text-properties officeooo:rsid="00944a40"/>
    </style:style>
    <style:style style:name="T98" style:family="text">
      <style:text-properties officeooo:rsid="0094eee6"/>
    </style:style>
    <style:style style:name="T99" style:family="text">
      <style:text-properties officeooo:rsid="00966988"/>
    </style:style>
    <style:style style:name="T100" style:family="text">
      <style:text-properties officeooo:rsid="008e8af0"/>
    </style:style>
    <style:style style:name="T101" style:family="text">
      <style:text-properties officeooo:rsid="009705a6"/>
    </style:style>
    <style:style style:name="T102" style:family="text">
      <style:text-properties officeooo:rsid="009b834d"/>
    </style:style>
    <style:style style:name="T103" style:family="text">
      <style:text-properties officeooo:rsid="009f0eba"/>
    </style:style>
    <style:style style:name="T104" style:family="text">
      <style:text-properties officeooo:rsid="009ff7f8"/>
    </style:style>
    <style:style style:name="T105" style:family="text">
      <style:text-properties officeooo:rsid="00a04ab6"/>
    </style:style>
    <style:style style:name="T106" style:family="text">
      <style:text-properties style:text-position="super 58%" officeooo:rsid="00a04ab6"/>
    </style:style>
    <style:style style:name="T107" style:family="text">
      <style:text-properties officeooo:rsid="00a0f600"/>
    </style:style>
    <style:style style:name="T108" style:family="text">
      <style:text-properties officeooo:rsid="00a26560"/>
    </style:style>
    <style:style style:name="T109" style:family="text">
      <style:text-properties officeooo:rsid="00a3ef1d"/>
    </style:style>
    <style:style style:name="T110" style:family="text">
      <style:text-properties officeooo:rsid="00a4cdb5"/>
    </style:style>
    <style:style style:name="T111" style:family="text">
      <style:text-properties officeooo:rsid="00a58b31"/>
    </style:style>
    <style:style style:name="T112" style:family="text">
      <style:text-properties officeooo:rsid="00a6cca4"/>
    </style:style>
    <style:style style:name="T113" style:family="text">
      <style:text-properties officeooo:rsid="00a968f2"/>
    </style:style>
    <style:style style:name="T114" style:family="text">
      <style:text-properties officeooo:rsid="00ab03a7"/>
    </style:style>
    <style:style style:name="T115" style:family="text">
      <style:text-properties officeooo:rsid="00ae6536"/>
    </style:style>
    <style:style style:name="T116" style:family="text">
      <style:text-properties officeooo:rsid="00b2b107"/>
    </style:style>
    <style:style style:name="T117" style:family="text">
      <style:text-properties officeooo:rsid="00b3e59a"/>
    </style:style>
    <style:style style:name="T118" style:family="text">
      <style:text-properties officeooo:rsid="00b42970"/>
    </style:style>
    <style:style style:name="T119" style:family="text">
      <style:text-properties officeooo:rsid="00b5c8be"/>
    </style:style>
    <style:style style:name="T120" style:family="text">
      <style:text-properties officeooo:rsid="00b5e25f"/>
    </style:style>
    <style:style style:name="T121" style:family="text">
      <style:text-properties officeooo:rsid="00b7434d"/>
    </style:style>
    <style:style style:name="T122" style:family="text">
      <style:text-properties officeooo:rsid="00b84047"/>
    </style:style>
    <style:style style:name="T123" style:family="text">
      <style:text-properties style:font-name-asian="Droid Sans Fallback" style:font-name-complex="FreeSans" style:font-size-complex="14.1000003814697pt"/>
    </style:style>
    <style:style style:name="T124" style:family="text">
      <style:text-properties fo:font-weight="normal" style:font-weight-asian="normal" style:font-weight-complex="normal"/>
    </style:style>
    <style:style style:name="T125" style:family="text">
      <style:text-properties fo:font-weight="normal" officeooo:rsid="00b84047" style:font-weight-asian="normal" style:font-weight-complex="normal"/>
    </style:style>
    <style:style style:name="T126" style:family="text">
      <style:text-properties fo:font-weight="normal" officeooo:rsid="00bca306" style:font-weight-asian="normal" style:font-weight-complex="normal"/>
    </style:style>
    <style:style style:name="T127" style:family="text">
      <style:text-properties style:font-name="FreeMono" fo:font-weight="bold" officeooo:rsid="00b5e25f" style:font-weight-asian="bold" style:font-weight-complex="bold"/>
    </style:style>
    <style:style style:name="T128" style:family="text">
      <style:text-properties officeooo:rsid="00b93585"/>
    </style:style>
    <style:style style:name="T129" style:family="text">
      <style:text-properties officeooo:rsid="00bac8bb"/>
    </style:style>
    <style:style style:name="T130" style:family="text">
      <style:text-properties officeooo:rsid="00bca306"/>
    </style:style>
    <style:style style:name="T131" style:family="text">
      <style:text-properties style:font-weight-asian="normal" style:font-weight-complex="normal"/>
    </style:style>
    <style:style style:name="T132" style:family="text">
      <style:text-properties officeooo:rsid="00bca306"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text:span text:style-name="T48">meso0</text:span> – Version <text:span text:style-name="T19">0.</text:span><text:span text:style-name="T20">4</text:span><text:span text:style-name="T16">.</text:span><text:span text:style-name="T115">x</text:span><text:span text:style-name="T109"> </text:span><text:span text:style-name="T5">(</text:span><text:span text:style-name="T17">Mars</text:span><text:span text:style-name="T6"> </text:span><text:span text:style-name="T7">20</text:span><text:span text:style-name="T9">2</text:span><text:span text:style-name="T10">3</text:span><text:span text:style-name="T8">)</text:span></text:h>
      <text:p text:style-name="P31">Gestion des Ressources et leur Attribution pour <text:span text:style-name="T48">Mesonet</text:span></text:p>
      <text:p text:style-name="P32">documentation de l’API</text:p>
      <text:p text:style-name="P1"><text:span text:style-name="T2">Contact </text:span><text:span text:style-name="T15">: </text:span>emmanuel.courcelle@toulouse-<text:span text:style-name="T18">inp</text:span>.fr</text:p>
      <text:h text:style-name="P37" text:outline-level="2"><text:span text:style-name="T23">Les objectifs</text:span><text:span text:style-name="T48"> de l’API</text:span></text:h>
      <text:p text:style-name="P4">L’API a pour but de permettre la communication entre l’application gramc-meso0 et les supercalculateurs des mésocentres de mesonet. On retrouve donc un jeu très réduit de fonctionnalités existant déjà dans l’interface graphique.</text:p>
      <text:h text:style-name="P47" text:outline-level="3"><text:span text:style-name="T93">Objectifs</text:span> <text:span text:style-name="T48">de l’API :</text:span></text:h>
      <text:list xml:id="list1661654749" text:style-name="L1">
        <text:list-item>
          <text:p text:style-name="P67"><text:span text:style-name="T93">Gérer les utilisateurs et les groupes </text:span><text:span text:style-name="T115">(c-à-d les projets)</text:span><text:span text:style-name="T93">, à partir de la déclaration des collaborateurs des projets, </text:span><text:span text:style-name="T94">en utilisant les flags </text:span><text:span text:style-name="Source_20_Text"><text:span text:style-name="T93">login</text:span></text:span><text:span text:style-name="T93">, </text:span><text:span text:style-name="T108">et </text:span><text:span text:style-name="Source_20_Text"><text:span text:style-name="T94">del</text:span></text:span><text:span text:style-name="Source_20_Text"><text:span text:style-name="T92">eted</text:span></text:span><text:span text:style-name="T93">.</text:span></text:p>
        </text:list-item>
        <text:list-item>
          <text:p text:style-name="P68">Déployer et révoquer les clés publiques ssh.</text:p>
        </text:list-item>
        <text:list-item>
          <text:p text:style-name="P67"><text:span text:style-name="T93">Permettre à l’application de connaître la consommation des </text:span><text:span text:style-name="T44">projets</text:span><text:span text:style-name="T93">, pour affichage ou statistiques.</text:span></text:p>
        </text:list-item>
      </text:list>
      <text:h text:style-name="Heading_20_3" text:outline-level="3">Utilisation <text:span text:style-name="Source_20_Text">quotidienne</text:span> :</text:h>
      <text:p text:style-name="Text_20_body">Certaines fonctions sont utilisées quotidiennement à partir des supercalculateurs. La requête correspondante figurera dans un <text:span text:style-name="Source_20_Text">crontab</text:span>. Il s’agit notamment de :</text:p>
      <text:list xml:id="list468175707" text:style-name="L2">
        <text:list-item>
          <text:p text:style-name="P69">Liste des projets actifs (toutes les heures, pour création de groupes Unix et d’utilisateurs).</text:p>
        </text:list-item>
        <text:list-item>
          <text:p text:style-name="P69">Liste des utilisateurs (toutes les heures, pour création d’utilisateurs)</text:p>
        </text:list-item>
        <text:list-item>
          <text:p text:style-name="P69">Liste des clés ssh à déployer (toutes les heures, pour déploiement automatique des clés)</text:p>
        </text:list-item>
        <text:list-item>
          <text:p text:style-name="P69">Remontée de la consommation des projets (quotidiennement)</text:p>
          <text:p text:style-name="P70">D’autres fonctions, comme la révocation ou le déploiement des clés, la mis<text:span text:style-name="T115">e </text:span>en place du loginname ou son effacement, seront appelées lorsque c’est nécessaire.</text:p>
        </text:list-item>
      </text:list>
      <text:h text:style-name="P38" text:outline-level="2">Authentification et rôles</text:h>
      <text:p text:style-name="P26"><text:span text:style-name="T35">L’authentification </text:span><text:span text:style-name="T36">utilisée par l’API </text:span><text:span text:style-name="T35">fonctionne par couple identifiant/mot de passe. </text:span><text:span text:style-name="T39">Pour chaque serveur déclaré dans l’application, on a un identifiant correspondant dans l’api. Cet identifiant figure dans le champ </text:span><text:span text:style-name="Source_20_Text"><text:span text:style-name="T14">admname</text:span></text:span><text:span text:style-name="T39"> de la table serveur, un administrateur de gramc-meso peut le modifier via l’interface graphique. Mais </text:span><text:span text:style-name="T45">il faut également déclarer les identifiants dans deux fichiers </text:span><text:span text:style-name="T39">:</text:span></text:p>
      <text:list xml:id="list3566998394" text:style-name="L3">
        <text:list-item>
          <text:p text:style-name="P71"><text:span text:style-name="Source_20_Text"><text:span text:style-name="T11">config/packages/security.yaml</text:span></text:span></text:p>
        </text:list-item>
        <text:list-item>
          <text:p text:style-name="P71"><text:span text:style-name="Source_20_Text"><text:span text:style-name="T11">.env </text:span></text:span><text:span text:style-name="T95">(</text:span><text:span text:style-name="T115">mots de passe définis par l’intermédiaire d’une variable d’environnement).</text:span></text:p>
        </text:list-item>
      </text:list>
      <text:p text:style-name="Text_20_body">Ces deux identifiants ont le rôle <text:span text:style-name="Source_20_Text">ADMIN</text:span>, ce qui leur permet de tout voir et de tout modifier.</text:p>
      <text:p text:style-name="P13"><text:span text:style-name="T60">Lorsqu’une commande qui </text:span><text:span text:style-name="T63">modifie </text:span><text:span text:style-name="T64">la base de données</text:span><text:span text:style-name="T60"> est </text:span><text:span text:style-name="T94">appelée</text:span><text:span text:style-name="T60">, on vérifie que l’utilisateur a effectivement le droit d’accès : il faut être authentifié </text:span><text:span text:style-name="T115">avec le bon nom d’utilisateur pour modifier les informations concernant un serveur (noms d’utilisateur, clés ssh, etc).</text:span><text:span text:style-name="T60"> Ces commandes sont indiquées dans la suite par la phrase </text:span><text:span text:style-name="T68">mesocentre vérifié.</text:span> Les <text:span text:style-name="T94">autres commandes ne vérifient pas l’identité de l’appelant, seulement le fait qu’il soit authentifié avec les droits admin.</text:span></text:p>
      <text:p text:style-name="P27">On ne peut rien faire avec l’api si on n’est pas authentifié.</text:p>
      <text:h text:style-name="P39" text:outline-level="2"><text:soft-page-break/>Versions</text:h>
      <text:p text:style-name="P28">Le signe <text:span text:style-name="Version">0.4.0</text:span> marqué ci-dessous devant les fonctions de l’api marquent des fonctions apparues <text:span text:style-name="T61">ou modifiées</text:span> lors de cette version. Les modifications ne concernent <text:span text:style-name="T61">que le format des données de sortie</text:span>.</text:p>
      <text:h text:style-name="P40" text:outline-level="2">URL de base</text:h>
      <text:p text:style-name="P5">Dan<text:span text:style-name="T54">s les commandes qui suivent, la variable bash </text:span><text:span text:style-name="Source_20_Text"><text:span text:style-name="T54">$BASEURL</text:span></text:span><text:span text:style-name="T54"> contiendra le début de l’url de gramc-meso0, soit par exemple : </text:span></text:p>
      <text:p text:style-name="code">BASEURL=’https://<text:span text:style-name="T84">acces</text:span>.mesonet.fr/<text:span text:style-name="T103">gramc-meso</text:span>’</text:p>
      <text:h text:style-name="Heading_20_2" text:outline-level="2">Les projets <text:span text:style-name="T56">et les versions :</text:span></text:h>
      <text:h text:style-name="P48" text:outline-level="3">projets/get - <text:span text:style-name="Version">0.4.0</text:span></text:h>
      <text:p text:style-name="P6">renvoie des informations sur un ou plusieurs projets.</text:p>
      <text:h text:style-name="Heading_20_4" text:outline-level="4"><text:span text:style-name="T96">Les p</text:span>aramètres :</text:h>
      <text:list xml:id="list2959829421" text:style-name="L4">
        <text:list-item>
          <text:p text:style-name="P73"><text:span text:style-name="Source_20_Text">projet </text:span>: un numéro de projet. Si non spécifié, renvoie tous les projets,</text:p>
        </text:list-item>
        <text:list-item>
          <text:p text:style-name="P72"><text:span text:style-name="Source_20_Text"><text:span text:style-name="T97">long </text:span></text:span><text:span text:style-name="T97">: si </text:span><text:span text:style-name="T39">true</text:span><text:span text:style-name="T97">, renvoie plus d’informations</text:span></text:p>
        </text:list-item>
      </text:list>
      <text:h text:style-name="Heading_20_4" text:outline-level="4">Commande :</text:h>
      <text:p text:style-name="code">curl --netrc -H "Content-Type: application/json" -X POST -d '{ "projet": "<text:span text:style-name="T32">M2</text:span><text:span text:style-name="T40">3999</text:span>" }' <text:span text:style-name="T56">$BASEURL</text:span>/adminux/projets/get</text:p>
      <text:h text:style-name="Heading_20_4" text:outline-level="4">Résultat :</text:h>
      <text:p text:style-name="code">[</text:p>
      <text:p text:style-name="code"><text:s text:c="3"/>{</text:p>
      <text:p text:style-name="code"><text:s text:c="6"/>"etatProjet" : 41,</text:p>
      <text:p text:style-name="code"><text:s text:c="6"/>"idProjet" : "M23999",</text:p>
      <text:p text:style-name="code"><text:s text:c="6"/>"metaEtat" : "ACCEPTE",</text:p>
      <text:p text:style-name="code"><text:s text:c="6"/>"typeProjet" : 4,</text:p>
      <text:p text:style-name="code"><text:s text:c="6"/>"versions" : {</text:p>
      <text:p text:style-name="code"><text:s text:c="9"/>"active" : {</text:p>
      <text:p text:style-name="code"><text:s text:c="12"/>"etatProjet" : 41,</text:p>
      <text:p text:style-name="code"><text:s text:c="12"/>"etatVersion" : 5,</text:p>
      <text:p text:style-name="code"><text:s text:c="12"/>"idProjet" : "M23999",</text:p>
      <text:p text:style-name="code"><text:s text:c="12"/>"idSession" : "",</text:p>
      <text:p text:style-name="code"><text:s text:c="12"/>"idVersion" : "01M23999",</text:p>
      <text:p text:style-name="code"><text:s text:c="12"/>"mail" : "<text:span text:style-name="T85">xxx@yyy</text:span>.fr",</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9"/>"derniere" : {</text:p>
      <text:p text:style-name="code"><text:s text:c="12"/>"etatProjet" : 41,</text:p>
      <text:p text:style-name="code"><text:s text:c="12"/>"etatVersion" : 5,</text:p>
      <text:p text:style-name="code"><text:s text:c="12"/>"idProjet" : "M23999",</text:p>
      <text:p text:style-name="code"><text:soft-page-break/><text:s text:c="12"/>"idSession" : "",</text:p>
      <text:p text:style-name="code"><text:s text:c="12"/>"idVersion" : "01M23999",</text:p>
      <text:p text:style-name="code"><text:s text:c="12"/>"mail" : "<text:span text:style-name="T85">xxx@yyy.fr</text:span>",</text:p>
      <text:p text:style-name="code"><text:s text:c="12"/>"ressources" : {</text:p>
      <text:p text:style-name="code"><text:s text:c="15"/>"BOREALE" : {</text:p>
      <text:p text:style-name="code"><text:s text:c="18"/>"attribution" : 0,</text:p>
      <text:p text:style-name="code"><text:s text:c="18"/>"consommation" : 0,</text:p>
      <text:p text:style-name="code"><text:s text:c="18"/>"demande" : 0</text:p>
      <text:p text:style-name="code"><text:s text:c="15"/>},</text:p>
      <text:p text:style-name="code"><text:s text:c="15"/>"TURPAN" : {</text:p>
      <text:p text:style-name="code"><text:s text:c="18"/>"attribution" : 50000,</text:p>
      <text:p text:style-name="code"><text:s text:c="18"/>"consommation" : 0,</text:p>
      <text:p text:style-name="code"><text:s text:c="18"/>"demande" : 20000</text:p>
      <text:p text:style-name="code"><text:s text:c="15"/>}</text:p>
      <text:p text:style-name="code"><text:s text:c="12"/>}</text:p>
      <text:p text:style-name="code"><text:s text:c="9"/>}</text:p>
      <text:p text:style-name="code"><text:s text:c="6"/>}</text:p>
      <text:p text:style-name="code"><text:s text:c="3"/>}</text:p>
      <text:p text:style-name="code">]</text:p>
      <text:p text:style-name="P16"/>
      <text:p text:style-name="P16"><text:span text:style-name="T55">Un projet actif est un projet dont l’état vaut 41 (</text:span><text:span text:style-name="Source_20_Text"><text:span text:style-name="T55">RENOUVELABLE</text:span></text:span><text:span text:style-name="T55">). Plusieurs versions sont attachées à ce projet (une version par tranche de 365 jours), la version active est celle dont l’état vaut </text:span><text:span text:style-name="Source_20_Text"><text:span text:style-name="T55">5</text:span></text:span><text:span text:style-name="T55">. </text:span><text:span text:style-name="T97">Lors de la création du projet il peut ne pas y avoir de version active, et e</text:span><text:span text:style-name="T55">n période de renouvellement la dernière version (chronologiquement) est distincte de la version active. </text:span><text:span text:style-name="T97">Par contre il y aura toujours au moins une version associée à chaque projet.</text:span></text:p>
      <text:h text:style-name="P49" text:outline-level="3">v<text:span text:style-name="T56">ersions/get - </text:span><text:span text:style-name="Version">0.4.0</text:span><text:span text:style-name="T56"> :</text:span></text:h>
      <text:p text:style-name="P6">Cette commande renvoie toutes les versions actives.</text:p>
      <text:h text:style-name="Heading_20_4" text:outline-level="4">Paramètres :</text:h>
      <text:list xml:id="list1614586311" text:style-name="L5">
        <text:list-item>
          <text:p text:style-name="P74"><text:span text:style-name="Source_20_Text"><text:span text:style-name="T116">p</text:span></text:span><text:span text:style-name="Source_20_Text">rojet </text:span>: Un numéro de projet. Si spécifié, renvoie renvoie la version <text:span text:style-name="T1">active</text:span> du <text:span text:style-name="T1">projet</text:span> spécifié</text:p>
        </text:list-item>
        <text:list-item>
          <text:p text:style-name="P75">S’il n’y a pas de version active, renvoie <text:span text:style-name="Source_20_Text">[]</text:span></text:p>
        </text:list-item>
        <text:list-item>
          <text:p text:style-name="P75">Si <text:span text:style-name="Source_20_Text">projet</text:span> n’est pas spécifié, <text:span text:style-name="T61">renvoie toutes les versions actives du moment</text:span>.</text:p>
        </text:list-item>
      </text:list>
      <text:h text:style-name="Heading_20_4" text:outline-level="4">Commande :</text:h>
      <text:p text:style-name="code"><text:span text:style-name="T50">curl --netrc -s -H "Content-Type: application/json" -X POST <text:s/>-d '{ "</text:span><text:span text:style-name="T47">projet</text:span><text:span text:style-name="T50">" : "M2</text:span><text:span text:style-name="T116">3999</text:span><text:span text:style-name="T50">" }' $</text:span><text:span text:style-name="T56">BASEURL</text:span><text:span text:style-name="T50">/adminux/version/get</text:span></text:p>
      <text:h text:style-name="Heading_20_4" text:outline-level="4">Résultat :</text:h>
      <text:p text:style-name="code">[</text:p>
      <text:p text:style-name="code"><text:s text:c="3"/>{</text:p>
      <text:p text:style-name="code"><text:s text:c="6"/>"etatProjet" : 41,</text:p>
      <text:p text:style-name="code"><text:s text:c="6"/>"etatVersion" : 5,</text:p>
      <text:p text:style-name="code"><text:s text:c="6"/>"idProjet" : "M23999",</text:p>
      <text:p text:style-name="code"><text:s text:c="6"/>"idSession" : "N/A",</text:p>
      <text:p text:style-name="code"><text:s text:c="6"/>"idVersion" : "01M23999",</text:p>
      <text:p text:style-name="code"><text:s text:c="6"/>"mail" : "<text:span text:style-name="T86">xxx</text:span>@<text:span text:style-name="T86">yyy</text:span>.fr",</text:p>
      <text:p text:style-name="code"><text:s text:c="6"/>"ressources" : {</text:p>
      <text:p text:style-name="code"><text:s text:c="9"/>"BOREALE" : {</text:p>
      <text:p text:style-name="code"><text:s text:c="12"/>"attribution" : 0,</text:p>
      <text:p text:style-name="code"><text:s text:c="12"/>"consommation" : 0,</text:p>
      <text:p text:style-name="code"><text:s text:c="12"/>"demande" : 0</text:p>
      <text:p text:style-name="code"><text:s text:c="9"/>},</text:p>
      <text:p text:style-name="code"><text:s text:c="9"/>"TURPAN" : {</text:p>
      <text:p text:style-name="code"><text:s text:c="12"/>"attribution" : 50000,</text:p>
      <text:p text:style-name="code"><text:s text:c="12"/>"consommation" : 0,</text:p>
      <text:p text:style-name="code"><text:s text:c="12"/>"demande" : 20000</text:p>
      <text:p text:style-name="code"><text:s text:c="9"/>}</text:p>
      <text:p text:style-name="code"><text:soft-page-break/><text:s text:c="6"/>}</text:p>
      <text:p text:style-name="code"><text:s text:c="3"/>}</text:p>
      <text:p text:style-name="code">]</text:p>
      <text:h text:style-name="Heading_20_2" text:outline-level="2">Les utilisateurs :</text:h>
      <text:h text:style-name="Heading_20_3" text:outline-level="3">utilisateurs/get :</text:h>
      <text:p text:style-name="P7">Cette commande renvoie des information sur les utilisateurs enregistrés dans gramc-meso0 (les « individus »), y compris les projets auxquels ils ou elles participent, leurs clés ssh, etc.</text:p>
      <text:h text:style-name="P60" text:outline-level="4">Paramètres :</text:h>
      <text:p text:style-name="P7"><text:span text:style-name="T3">p</text:span><text:span text:style-name="T1">rojet </text:span>: Un identifiant de projet, la commande renverra alors tous les collaborateurs de la version active de ce projet.</text:p>
      <text:p text:style-name="P7"><text:span text:style-name="T1">mail </text:span>: Limite la sortie au collaborateur ayant cette adresse mail, si projet n’est pas spécifié renvoie tous les projets auxquels collabore cet individu.</text:p>
      <text:h text:style-name="Heading_20_4" text:outline-level="4">Commande :</text:h>
      <text:p text:style-name="code">curl -<text:span text:style-name="T51">s </text:span>--netrc -H "Content-Type: application/json" -X POST <text:s/>-d '{ "projet" : "<text:span text:style-name="T87">M23999</text:span>", "mail" : null }' <text:span text:style-name="T51">$BASEURL</text:span>/utilisateurs/get</text:p>
      <text:h text:style-name="Heading_20_4" text:outline-level="4">Résultat :</text:h>
      <text:p text:style-name="P7">Un tableau indexé par l’adresse mail. Lorsque l’individu a un compte sur une machine <text:s/>(paramètres <text:span text:style-name="Source_20_Text"><text:span text:style-name="T107">[‘BOREALE’][‘</text:span></text:span><text:span text:style-name="Source_20_Text">login’</text:span><text:span text:style-name="Source_20_Text"><text:span text:style-name="T107">]</text:span></text:span>, <text:span text:style-name="T107">ou </text:span><text:span text:style-name="Source_20_Text"><text:span text:style-name="T107">[‘TURPAN’][‘login’]</text:span></text:span>), on renvoie les informations sur son compte : nom de login, clé publique, un flag (<text:span text:style-name="Source_20_Text">rvk</text:span>) permettant de savoir si la clé est révoquée ou non, etc.</text:p>
      <text:p text:style-name="code">{</text:p>
      <text:p text:style-name="code"><text:s text:c="3"/>"<text:span text:style-name="T86">zzz</text:span>@<text:span text:style-name="T86">ttt.fr</text:span>" : {</text:p>
      <text:p text:style-name="code"><text:s text:c="6"/>"idIndividu" : 63<text:span text:style-name="T117">5</text:span>,</text:p>
      <text:p text:style-name="code"><text:s text:c="6"/>"nom" : "<text:span text:style-name="T86">ZZZ</text:span>",</text:p>
      <text:p text:style-name="code"><text:s text:c="6"/>"prenom" : "<text:span text:style-name="T86">Zzz</text:span>",</text:p>
      <text:p text:style-name="code"><text:s text:c="6"/>"projets" : {</text:p>
      <text:p text:style-name="code"><text:s text:c="9"/>"M23999" : {</text:p>
      <text:p text:style-name="code"><text:s text:c="12"/>"active" : {</text:p>
      <text:p text:style-name="code"><text:s text:c="15"/>"deleted" : false,</text:p>
      <text:p text:style-name="code"><text:s text:c="15"/>"loginnames" : {</text:p>
      <text:p text:style-name="code"><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6">macle</text:span>",</text:p>
      <text:p text:style-name="code"><text:s text:c="24"/>"pub" : "ssh-ed25519 AAAA.... <text:span text:style-name="T116">macle@machin</text:span>",</text:p>
      <text:p text:style-name="code"><text:s text:c="24"/>"rvk" : false</text:p>
      <text:p text:style-name="code"><text:s text:c="21"/>},</text:p>
      <text:p text:style-name="code"><text:s text:c="21"/>"login" : true,</text:p>
      <text:p text:style-name="code"><text:s text:c="21"/>"nom" : "<text:span text:style-name="T86">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derniere" : {</text:p>
      <text:p text:style-name="code"><text:s text:c="15"/>"deleted" : false,</text:p>
      <text:p text:style-name="code"><text:s text:c="15"/>"loginnames" : {</text:p>
      <text:p text:style-name="code"><text:soft-page-break/><text:s text:c="18"/>"BOREALE" : {</text:p>
      <text:p text:style-name="code"><text:s text:c="21"/>"clessh" : null,</text:p>
      <text:p text:style-name="code"><text:s text:c="21"/>"login" : false,</text:p>
      <text:p text:style-name="code"><text:s text:c="21"/>"nom" : "nologin",</text:p>
      <text:p text:style-name="code"><text:s text:c="21"/>"userid" : 73</text:p>
      <text:p text:style-name="code"><text:s text:c="18"/>},</text:p>
      <text:p text:style-name="code"><text:s text:c="18"/>"TURPAN" : {</text:p>
      <text:p text:style-name="code"><text:s text:c="21"/>"clessh" : {</text:p>
      <text:p text:style-name="code"><text:s text:c="24"/>"deploy" : true,</text:p>
      <text:p text:style-name="code"><text:s text:c="24"/>"idCle" : 22,</text:p>
      <text:p text:style-name="code"><text:s text:c="24"/>"nom" : "<text:span text:style-name="T117">macle</text:span>",</text:p>
      <text:p text:style-name="P36"><text:s text:c="24"/>"pub" : "ssh-ed25519 AAAA.... <text:span text:style-name="T116">macle@machin</text:span>",</text:p>
      <text:p text:style-name="code"><text:s text:c="24"/>"rvk" : false</text:p>
      <text:p text:style-name="code"><text:s text:c="21"/>},</text:p>
      <text:p text:style-name="code"><text:s text:c="21"/>"login" : true,</text:p>
      <text:p text:style-name="code"><text:s text:c="21"/>"nom" : "<text:span text:style-name="T87">zzz</text:span>",</text:p>
      <text:p text:style-name="code"><text:s text:c="21"/>"userid" : 29</text:p>
      <text:p text:style-name="code"><text:s text:c="18"/>}</text:p>
      <text:p text:style-name="code"><text:s text:c="15"/>},</text:p>
      <text:p text:style-name="code"><text:s text:c="15"/>"version" : "01M23010"</text:p>
      <text:p text:style-name="code"><text:s text:c="12"/>},</text:p>
      <text:p text:style-name="code"><text:s text:c="12"/>"loginnames" : {</text:p>
      <text:p text:style-name="code"><text:s text:c="15"/>"BOREALE" : {</text:p>
      <text:p text:style-name="code"><text:s text:c="18"/>"clessh" : null,</text:p>
      <text:p text:style-name="code"><text:s text:c="18"/>"login" : false,</text:p>
      <text:p text:style-name="code"><text:s text:c="18"/>"nom" : "nologin",</text:p>
      <text:p text:style-name="code"><text:s text:c="18"/>"userid" : 73</text:p>
      <text:p text:style-name="code"><text:s text:c="15"/>},</text:p>
      <text:p text:style-name="code"><text:s text:c="15"/>"TURPAN" : {</text:p>
      <text:p text:style-name="code"><text:s text:c="18"/>"clessh" : {</text:p>
      <text:p text:style-name="code"><text:s text:c="21"/>"deploy" : true,</text:p>
      <text:p text:style-name="code"><text:s text:c="21"/>"idCle" : 22,</text:p>
      <text:p text:style-name="code"><text:s text:c="21"/>"nom" : "<text:span text:style-name="T87">macle</text:span>",</text:p>
      <text:p text:style-name="P36"><text:s text:c="21"/>"pub" : "ssh-ed25519 AAAA.... <text:span text:style-name="T116">macle@machin</text:span>",</text:p>
      <text:p text:style-name="code"><text:s text:c="21"/>"rvk" : false</text:p>
      <text:p text:style-name="code"><text:s text:c="18"/>},</text:p>
      <text:p text:style-name="code"><text:s text:c="18"/>"login" : true,</text:p>
      <text:p text:style-name="code"><text:s text:c="18"/>"nom" : "<text:span text:style-name="T87">zzz</text:span>",</text:p>
      <text:p text:style-name="code"><text:s text:c="18"/>"userid" : 29</text:p>
      <text:p text:style-name="code"><text:s text:c="15"/>}</text:p>
      <text:p text:style-name="code"><text:s text:c="12"/>}</text:p>
      <text:p text:style-name="code"><text:s text:c="9"/>}</text:p>
      <text:p text:style-name="code"><text:s text:c="6"/>}</text:p>
      <text:p text:style-name="code"><text:s text:c="3"/>},</text:p>
      <text:p text:style-name="code"><text:s text:c="3"/>"<text:span text:style-name="T87">xxx</text:span>@<text:span text:style-name="T87">yyy</text:span>.fr" : {</text:p>
      <text:p text:style-name="code"><text:s text:c="6"/>"idIndividu" : 64<text:span text:style-name="T117">8</text:span>,</text:p>
      <text:p text:style-name="code">...</text:p>
      <text:h text:style-name="P50" text:outline-level="3">getloginnames/xxx/projet</text:h>
      <text:p text:style-name="Text_20_body">Cette commande renvoie l’ensemble des collaborateurs d’un projet, elle fonctionne avec la méthode <text:span text:style-name="Source_20_Text">GET</text:span>.</text:p>
      <text:h text:style-name="Heading_20_4" text:outline-level="4">Paramètres :</text:h>
      <text:p text:style-name="Text_20_body">L’identifiant du projet <text:span text:style-name="T98">dans l’URL</text:span> (obligatoire)</text:p>
      <text:h text:style-name="Heading_20_4" text:outline-level="4">Commande :</text:h>
      <text:p text:style-name="code"><text:span text:style-name="T49">curl --netrc -</text:span><text:span text:style-name="T51">s </text:span><text:span text:style-name="T49">-H "Content-Type: application/json" -X GET </text:span><text:span text:style-name="T33">$BASEURL</text:span><text:span text:style-name="T49">/adminux/getloginnames/</text:span><text:span text:style-name="T52">M22006</text:span><text:span text:style-name="T49">/projet</text:span></text:p>
      <text:h text:style-name="Heading_20_4" text:outline-level="4">Résultat :</text:h>
      <text:p text:style-name="code">[</text:p>
      <text:p text:style-name="code"><text:soft-page-break/><text:s text:c="3"/>{</text:p>
      <text:p text:style-name="code"><text:s text:c="6"/>"idIndividu" : 7,</text:p>
      <text:p text:style-name="code"><text:s text:c="6"/>"idProjet" : "M22006",</text:p>
      <text:p text:style-name="code"><text:s text:c="6"/>"loginnames" : {</text:p>
      <text:p text:style-name="P34"><text:s text:c="9"/>"BOREAL" : {</text:p>
      <text:p text:style-name="P34"><text:s text:c="12"/>"login" : false,</text:p>
      <text:p text:style-name="code"><text:s text:c="12"/>"nom" : "nologin"</text:p>
      <text:p text:style-name="code"><text:s text:c="9"/>},</text:p>
      <text:p text:style-name="code"><text:s text:c="9"/>"TURPAN" : {</text:p>
      <text:p text:style-name="code"><text:s text:c="12"/>"login" : true,</text:p>
      <text:p text:style-name="code"><text:s text:c="12"/>"nom" : "nologin"</text:p>
      <text:p text:style-name="code"><text:s text:c="9"/>}</text:p>
      <text:p text:style-name="code"><text:s text:c="6"/>},</text:p>
      <text:p text:style-name="code"><text:s text:c="6"/>"mail" : "alice.user@alice.com",</text:p>
      <text:p text:style-name="code"><text:s text:c="6"/>"nom" : "User",</text:p>
      <text:p text:style-name="code"><text:s text:c="6"/>"prenom" : "Alice"</text:p>
      <text:p text:style-name="code"><text:s text:c="3"/>}</text:p>
      <text:p text:style-name="code">]</text:p>
      <text:h text:style-name="P51" text:outline-level="3"><text:span text:style-name="T102">utilisateurs/setloginname – </text:span><text:span text:style-name="T62">mesocentre vérifié</text:span></text:h>
      <text:p text:style-name="P15">Cette commande doit être appliquée lorsqu’un compte est ouvert. Elle permet à gramc-meso0 de connaître le nom de login et l’utilisateur. Voir ci-dessous pour le workflow précis de création de login.</text:p>
      <text:h text:style-name="Heading_20_4" text:outline-level="4">Les paramètres :</text:h>
      <text:p text:style-name="P15">Loginname, idIndividu, projet (tous obligatoires)</text:p>
      <text:p text:style-name="code">curl --netrc -X POST -d '{ "loginname": "toto@<text:span text:style-name="T83">BOREALE</text:span>", "idIndividu": "<text:span text:style-name="T83">99</text:span>", "projet": "<text:span text:style-name="T83">M22123</text:span>" }' $BASEURL/adminux/utilisateurs/setloginname</text:p>
      <text:h text:style-name="P52" text:outline-level="3">Le résultat :</text:h>
      <text:p text:style-name="code">{"OK":"1 versions modifiees"}</text:p>
      <text:h text:style-name="Heading_20_3" text:outline-level="3">ut<text:span text:style-name="T60">i</text:span>lisateurs/clearloginname – <text:span text:style-name="T62">mesocentre vérifié</text:span></text:h>
      <text:p text:style-name="P12">Cette c<text:span text:style-name="T57">ommande doit être appliquée lorsqu’un compte a été fermé. Elle supprime de gramc-meso0 le nom de login et autres informations associées. Voir ci-dessous pour le workflow précis de suppression de login.</text:span></text:p>
      <text:h text:style-name="P61" text:outline-level="4">Les paramètres :</text:h>
      <text:p text:style-name="P11">loginname, projet (tous obligatoires)</text:p>
      <text:p text:style-name="P33">curl --netrc -H "Content-Type: application/json" -X POST -d '{ "loginname": "toto@<text:span text:style-name="T82">BOREALE</text:span>", "projet":"<text:span text:style-name="T83">M22123</text:span>" }' <text:span text:style-name="T33">$BASEURL</text:span>/adminux/utilisateurs/clearloginname</text:p>
      <text:h text:style-name="P61" text:outline-level="4">Le résultat :</text:h>
      <text:p text:style-name="P33">['OK' =&gt; ''] <text:span text:style-name="T98">ou [‘KO’ =&gt; ‘message’]</text:span></text:p>
      <text:h text:style-name="Heading_20_2" text:outline-level="2">Les clés ssh :</text:h>
      <text:h text:style-name="Heading_20_3" text:outline-level="3"><text:span text:style-name="T98">c</text:span><text:span text:style-name="T58">le</text:span>ssh/<text:span text:style-name="T58">get</text:span> :</text:h>
      <text:p text:style-name="P18"><text:span text:style-name="T58">Cette commande renvoie toutes les clés ssh, avec leur empreinte et l’individu qui en est propriétaire. Le statut (révoquée ou </text:span><text:span text:style-name="T59">n</text:span><text:span text:style-name="T58">on) de la clé ainsi que les logins qui l’utilisent sont également spécifiés. </text:span><text:span text:style-name="T59">Pour chaque </text:span><text:span text:style-name="T37">utilisateur</text:span><text:span text:style-name="T59"> le flag depl</text:span><text:span text:style-name="T110">o</text:span><text:span text:style-name="T59">y indique si la clé a déjà été déployée ou non.</text:span></text:p>
      <text:h text:style-name="Heading_20_4" text:outline-level="4">Les paramètres :</text:h>
      <text:p text:style-name="P8"><text:span text:style-name="Source_20_Text">rvk </text:span>: <text:span text:style-name="Source_20_Text">false</text:span> par défaut, si <text:span text:style-name="Source_20_Text">true</text:span> ne renvoie que les clés révoquées.</text:p>
      <text:h text:style-name="Heading_20_4" text:outline-level="4"><text:soft-page-break/>La commande :</text:h>
      <text:p text:style-name="code"><text:span text:style-name="T53">curl -s --netrc -H "Content-Type: application/json" -X POST -d '{}' </text:span><text:span text:style-name="T34">$BASEURL</text:span><text:span text:style-name="T53">/adminux/clessh/get</text:span></text:p>
      <text:p text:style-name="P10"/>
      <text:p text:style-name="code">[</text:p>
      <text:p text:style-name="code"><text:s text:c="3"/>{</text:p>
      <text:p text:style-name="code"><text:s text:c="6"/>"empreinte" : "SHA256:O7Kcsp1uzoG8RtYYttiSkLfnAiq+T3afn4V/ikIszqM",</text:p>
      <text:p text:style-name="code"><text:s text:c="6"/>"idCle" : 26,</text:p>
      <text:p text:style-name="code"><text:s text:c="6"/>"idindividu" : 1,</text:p>
      <text:p text:style-name="code"><text:s text:c="6"/>"nom" : "cle1",</text:p>
      <text:p text:style-name="code"><text:s text:c="6"/>"pub" : "ssh-ed25519 AAAAC3NzaC1lZDI1NTE5AAAAIDL9NXWMKPHfQz3FqHDUi7C29TQ6Ly/kelNQzyX9ZLXB pman@delman",</text:p>
      <text:p text:style-name="code"><text:s text:c="6"/>"rvk" : true,</text:p>
      <text:p text:style-name="code"><text:s text:c="6"/>"users" : []</text:p>
      <text:p text:style-name="code"><text:s text:c="3"/>},</text:p>
      <text:p text:style-name="code"><text:s text:c="3"/>{</text:p>
      <text:p text:style-name="code"><text:s text:c="6"/>"empreinte" : "SHA256:owi8U7FsTjIs4HLga09zfgDd7TIpDgmcS7VYFI0qUlk",</text:p>
      <text:p text:style-name="code"><text:s text:c="6"/>"idCle" : 31,</text:p>
      <text:p text:style-name="code"><text:s text:c="6"/>"idindividu" : 1,</text:p>
      <text:p text:style-name="code"><text:s text:c="6"/>"nom" : "cle 3",</text:p>
      <text:p text:style-name="code"><text:s text:c="6"/>"pub" : "ssh-rsa AAAAB3NzaC1yc2EAAAADAQABAAABAQDTGgJgd+Ge3qt/OAiTTUx3KIndDkjhMQfXhFDkbCfQIW6wb43pp9u+h22s01J91SKkLJ1GdZz4SWHzcf9u8ilO2iGK0Rmm5OAR3Fkj2V7U0k01Unw/pwCVlC6dr+Hc3lbflOpg6MC48S4ZPI7axl8QKYiL9wsbFFuEwM4rGRRhLpotL4Aoc670JwjCtEgEIeJI5nf6baFHee7u+Zz2SMMotFh8z80H6SiaSKhBdzN1fsn5knr52GdyJlX+HdDVIx+OQ7ngpo535IjSfx4bv0T279KIF4Bni9tS6HCiOoaSpD3yy9bwehomnTbAaBap63HDAT+vd8KEENkH66YSfivR manu@hplab2",</text:p>
      <text:p text:style-name="code"><text:s text:c="6"/>"rvk" : false,</text:p>
      <text:p text:style-name="code"><text:s text:c="6"/>"users" : []</text:p>
      <text:p text:style-name="code"><text:s text:c="3"/>},</text:p>
      <text:p text:style-name="code"><text:s text:c="3"/>{</text:p>
      <text:p text:style-name="code"><text:s text:c="6"/>"empreinte" : "SHA256:2WfZLSD2a3gC7J6nXwG6vydH8PO5bsZ5KJh2+SW2EN8",</text:p>
      <text:p text:style-name="code"><text:s text:c="6"/>"idCle" : 36,</text:p>
      <text:p text:style-name="code"><text:s text:c="6"/>"idindividu" : 7,</text:p>
      <text:p text:style-name="code"><text:s text:c="6"/>"nom" : "clé d'alice",</text:p>
      <text:p text:style-name="code"><text:s text:c="6"/>"pub" : "ssh-ed25519 AAAAC3NzaC1lZDI1NTE5AAAAIDkH/qC1M0RCQtFSD0k1NVZRVlZ46LxsMjktZY+0aWdj manu@delman",</text:p>
      <text:p text:style-name="code"><text:s text:c="6"/>"rvk" : false,</text:p>
      <text:p text:style-name="code"><text:s text:c="6"/>"users" : [</text:p>
      <text:p text:style-name="code"><text:s text:c="9"/>{</text:p>
      <text:p text:style-name="code"><text:s text:c="12"/>"depl<text:span text:style-name="T109">o</text:span>y" : true,</text:p>
      <text:p text:style-name="code"><text:s text:c="12"/>"idIndividu" : 7,</text:p>
      <text:p text:style-name="code"><text:s text:c="12"/>"individu" : "Alice User",</text:p>
      <text:p text:style-name="code"><text:s text:c="12"/>"loginname" : "<text:a xlink:type="simple" xlink:href="mailto:alice1@TURPAN" text:style-name="Internet_20_link" text:visited-style-name="Visited_20_Internet_20_Link">alice1</text:a><text:a xlink:type="simple" xlink:href="mailto:alice1@TURPAN" text:style-name="Internet_20_link" text:visited-style-name="Visited_20_Internet_20_Link"><text:span text:style-name="T109">@TURPAN</text:span></text:a>",</text:p>
      <text:p text:style-name="code"><text:s text:c="12"/>"projet" : "M2201<text:span text:style-name="T110">1</text:span>",</text:p>
      <text:p text:style-name="code"><text:s text:c="12"/>"mail" : "alice.user@alice.com"</text:p>
      <text:p text:style-name="code"><text:s text:c="9"/>},</text:p>
      <text:p text:style-name="code"><text:s text:c="9"/>{</text:p>
      <text:p text:style-name="code"><text:s text:c="12"/>"depl<text:span text:style-name="T110">o</text:span>y" : true,</text:p>
      <text:p text:style-name="code"><text:s text:c="12"/>"idIndividu" : 7,</text:p>
      <text:p text:style-name="code"><text:s text:c="12"/>"individu" : "Alice User",</text:p>
      <text:p text:style-name="code"><text:s text:c="12"/>"loginname" : "<text:a xlink:type="simple" xlink:href="mailto:alice2@TURPAN" text:style-name="Internet_20_link" text:visited-style-name="Visited_20_Internet_20_Link">alice2</text:a><text:a xlink:type="simple" xlink:href="mailto:alice2@TURPAN" text:style-name="Internet_20_link" text:visited-style-name="Visited_20_Internet_20_Link"><text:span text:style-name="T109">@TURPAN</text:span></text:a>",</text:p>
      <text:p text:style-name="code"><text:s text:c="12"/>"projet" : "M2201<text:span text:style-name="T110">2</text:span>"</text:p>
      <text:p text:style-name="code"><text:s text:c="12"/>"mail" : "alice.user@alice.com"</text:p>
      <text:p text:style-name="code"><text:s text:c="9"/>}</text:p>
      <text:p text:style-name="code"><text:s text:c="6"/>]</text:p>
      <text:p text:style-name="code"><text:s text:c="3"/>}</text:p>
      <text:p text:style-name="code">]</text:p>
      <text:p text:style-name="code"/>
      <text:h text:style-name="Heading_20_3" text:outline-level="3"><text:soft-page-break/>clessh/deployer - <text:span text:style-name="T69">Mésocentre vérifié</text:span></text:h>
      <text:p text:style-name="P2">Cette commande permet d’indiquer à l’application que la clé ssh a été déployée. </text:p>
      <text:h text:style-name="Heading_20_4" text:outline-level="4">Paramètres :</text:h>
      <text:p text:style-name="P3"><text:span text:style-name="Source_20_Text">loginname</text:span>, <text:span text:style-name="Source_20_Text">idIndividu</text:span>, <text:span text:style-name="Source_20_Text">projet</text:span> (tous obligatoires)</text:p>
      <text:h text:style-name="Heading_20_4" text:outline-level="4">La commande :</text:h>
      <text:p text:style-name="code">curl --netrc -X POST -d '{ "loginname": "toto@TURPAN", "idIndividu": "6543", "projet": "P1234" }' <text:span text:style-name="T60">$BASEURL</text:span>/<text:span text:style-name="T104">adminux/</text:span>clessh/deployer</text:p>
      <text:h text:style-name="P53" text:outline-level="3"><text:span text:style-name="T26">clessh/revoquer – </text:span><text:span text:style-name="T31">Mesocentre vérifié</text:span></text:h>
      <text:p text:style-name="P13"><text:span text:style-name="T71">Cette commande indique à l’application (et donc à l’individu) que sa clé ssh a été révoquée, et qu’il-elle doit en </text:span><text:span text:style-name="T72">téléverser</text:span><text:span text:style-name="T71"> une nouvelle.</text:span></text:p>
      <text:h text:style-name="Heading_20_4" text:outline-level="4">Les paramètres :</text:h>
      <text:p text:style-name="Text_20_body"><text:span text:style-name="Source_20_Text">idIndividu</text:span>, <text:span text:style-name="Source_20_Text">idCle</text:span> (tous obligatoires)</text:p>
      <text:h text:style-name="Heading_20_4" text:outline-level="4">La commande :</text:h>
      <text:p text:style-name="code">curl --netrc -X POST -d '{ "idIndividu": "6543", "idCle": "55" }' <text:span text:style-name="T60">$BASEURL</text:span>/<text:span text:style-name="T104">adminux/</text:span>clessh/revoquer</text:p>
      <text:h text:style-name="P59" text:outline-level="3"/>
      <text:h text:style-name="P45" text:outline-level="2">Synchroniser les quotas avec les attributions</text:h>
      <text:h text:style-name="Heading_20_3" text:outline-level="3"><text:span text:style-name="T130">todo/get</text:span> - <text:span text:style-name="T69">Mésocentre vérifié</text:span></text:h>
      <text:p text:style-name="P88">Cette commande permet <text:span text:style-name="T130">au centre hébergeur de savoir les changements de quotas qui doivent être effectués suite à une demande de projet ou d’extension de projet.</text:span></text:p>
      <text:h text:style-name="P66" text:outline-level="4">Paramètres :</text:h>
      <text:p text:style-name="P89"><text:span text:style-name="Source_20_Text"><text:span text:style-name="T126">Aucun</text:span></text:span></text:p>
      <text:h text:style-name="P66" text:outline-level="4">La commande :</text:h>
      <text:p text:style-name="P93">curl --netrc -X <text:span text:style-name="T90">GET</text:span> <text:span text:style-name="T60">$BASEURL</text:span>/<text:span text:style-name="T104">adminux/</text:span><text:span text:style-name="T130">todo/get</text:span></text:p>
      <text:p text:style-name="Text_20_body"/>
      <text:p text:style-name="P93">[</text:p>
      <text:p text:style-name="P93"><text:s text:c="3"/>{</text:p>
      <text:p text:style-name="P93"><text:s text:c="6"/>"action" : "attribution",</text:p>
      <text:p text:style-name="P93"><text:span text:style-name="T122"><text:s text:c="6"/>"attribution" : </text:span><text:span text:style-name="T42">20000</text:span><text:span text:style-name="T122">,</text:span></text:p>
      <text:p text:style-name="P93"><text:s text:c="6"/>"idProjet" : "<text:span text:style-name="T90">M12345</text:span>",</text:p>
      <text:p text:style-name="P93"><text:s text:c="6"/>"idRallonge" : "01M23001R1",</text:p>
      <text:p text:style-name="P93"><text:s text:c="6"/>"ressource" : "TURPAN"</text:p>
      <text:p text:style-name="P93"><text:s text:c="3"/>},</text:p>
      <text:p text:style-name="P93"><text:s text:c="3"/>{</text:p>
      <text:p text:style-name="P93"><text:s text:c="6"/>"action" : "attribution",</text:p>
      <text:p text:style-name="P93"><text:s text:c="6"/>"attribution" : 200<text:span text:style-name="T128">000</text:span>,</text:p>
      <text:p text:style-name="P93"><text:s text:c="6"/>"idProjet" : "<text:span text:style-name="T90">M12346</text:span>",</text:p>
      <text:p text:style-name="P93"><text:s text:c="6"/>"ressource" : "TURPAN"</text:p>
      <text:p text:style-name="P93"><text:s text:c="3"/>}</text:p>
      <text:p text:style-name="P93"><text:span text:style-name="T26">]</text:span></text:p>
      <text:p text:style-name="Text_20_body"/>
      <text:p text:style-name="P92">I<text:span text:style-name="T130">ci, il faut changer les quotas sur deux projets, suite à deux demandes de ressources. La commande ne renvoie que les actions à faire sur le centre hébergeur qui est connecté, de sorte qu’un centre hébergeur ne voit pas la todo-list d’un autre centre hébergeur.</text:span></text:p>
      <text:p text:style-name="P92"><text:span text:style-name="T30">todo/done</text:span><text:span text:style-name="T26"> – </text:span><text:span text:style-name="T31">Mesocentre vérifié</text:span></text:p>
      <text:p text:style-name="P90">Lorsque l’attribution a été changée sur un projet, le centre hébergeur doit prévenir l’application de cette modification, afin que :</text:p>
      <text:list xml:id="list428351372" text:style-name="L13">
        <text:list-item>
          <text:p text:style-name="P91">L’action correspondante soit retirée des todo-list ultérieures</text:p>
        </text:list-item>
        <text:list-item>
          <text:p text:style-name="P91">L’alerte figurant dans l’interface graphique soit retirée</text:p>
        </text:list-item>
      </text:list>
      <text:h text:style-name="P66" text:outline-level="4">Paramètres :</text:h>
      <text:p text:style-name="P92"><text:span text:style-name="Source_20_Text"><text:span text:style-name="T76">projet</text:span></text:span><text:span text:style-name="Source_20_Text"><text:span text:style-name="T79">, </text:span></text:span><text:span text:style-name="Source_20_Text"><text:span text:style-name="T81">ressource</text:span></text:span></text:p>
      <text:h text:style-name="P66" text:outline-level="4">La commande :</text:h>
      <text:p text:style-name="P93">curl --netrc -X <text:span text:style-name="T90">POST -d '{ "projet": "M12345", "ressource": "TURPAN" }'</text:span><text:span text:style-name="T60">$BASEURL</text:span>/<text:span text:style-name="T104">adminux/</text:span><text:span text:style-name="T130">todo/get</text:span></text:p>
      <text:p text:style-name="P90"/>
      <text:p text:style-name="P90">La commande renvoie une erreur si elle est appelée sur un projet pour lequel il n’y a rien à faire.</text:p>
      <text:h text:style-name="P46" text:outline-level="2"><text:span text:style-name="T21">Tâches cron :</text:span></text:h>
      <text:p text:style-name="P22">Il est possible d’exécuter des tâches une fois par jour.<text:span text:style-name="T21"> </text:span></text:p>
      <text:h text:style-name="Heading_20_4" text:outline-level="4">Pas de paramètres pour cette commande</text:h>
      <text:h text:style-name="Heading_20_4" text:outline-level="4">La commande :</text:h>
      <text:p text:style-name="code">curl --netrc $BASEURL/adminux/<text:span text:style-name="T113">cron/execute</text:span></text:p>
      <text:h text:style-name="P41" text:outline-level="2">Gestion de la consommation :</text:h>
      <text:h text:style-name="P54" text:outline-level="3">La consommation journalière</text:h>
      <text:p text:style-name="P24"><text:span text:style-name="T117">Contrairement à gramc, gramc-meso ne gère pas l’historique des consommations, seulement la consommation instantanée. </text:span><text:span text:style-name="T119">Il est donc possible d’afficher la consommation du jour (en fait la dernière consommation rentrée), pas la consommation à une date donnée.</text:span></text:p>
      <text:h text:style-name="P55" text:outline-level="3"><text:span text:style-name="T29">projet/setconso</text:span> - <text:span text:style-name="T69">Mésocentre vérifié -</text:span><text:span text:style-name="T70"> </text:span><text:span text:style-name="Version">0.4.0</text:span><text:span text:style-name="T70"> </text:span><text:span text:style-name="Version"><text:span text:style-name="T123">0.5.0</text:span></text:span></text:h>
      <text:p text:style-name="P29"><text:span text:style-name="T77">Cette commande </text:span><text:span text:style-name="T73">permet de dire à l’application le montant de la consommation instantanée.</text:span><text:span text:style-name="T77"> </text:span></text:p>
      <text:h text:style-name="P62" text:outline-level="4">Paramètres :</text:h>
      <text:p text:style-name="P29"><text:span text:style-name="Source_20_Text"><text:span text:style-name="T75">projet</text:span></text:span><text:span text:style-name="T71">, </text:span><text:span text:style-name="Source_20_Text"><text:span text:style-name="T74">ressource</text:span></text:span><text:span text:style-name="T74">, </text:span><text:span text:style-name="Source_20_Text"><text:span text:style-name="T74">conso</text:span></text:span></text:p>
      <text:p text:style-name="P82"><text:span text:style-name="T122">On introduit le </text:span><text:span text:style-name="T67">nom complet</text:span><text:span text:style-name="T122"> de la ressource, c’est-à-dire :</text:span></text:p>
      <text:list xml:id="list13112971" text:style-name="L9">
        <text:list-item>
          <text:p text:style-name="P83">Si <text:span text:style-name="T122">la </text:span>ressource <text:span text:style-name="T122">n’a pas de nom </text:span><text:span text:style-name="T118">on ne prend que le nom du serveur.</text:span></text:p>
        </text:list-item>
        <text:list-item>
          <text:p text:style-name="P83"><text:span text:style-name="T122">Si la ressource a un nom son nom complet est : « </text:span><text:span text:style-name="T4">nom-du-serveur nom-de-la-ressource </text:span><text:span text:style-name="T125">»</text:span><text:span text:style-name="T122">.</text:span><text:span text:style-name="T118"> Par exemple si </text:span><text:span text:style-name="T41">la </text:span><text:span text:style-name="T118">ressource </text:span><text:span text:style-name="T122">a comme nom</text:span><text:span text:style-name="T118"> </text:span><text:span text:style-name="Source_20_Text"><text:span text:style-name="T118">GPU</text:span></text:span><text:span text:style-name="T118">, </text:span><text:span text:style-name="T122">et qu’elle est définie sur le serveur </text:span><text:span text:style-name="T4">TURPAN</text:span><text:span text:style-name="T122"> le nom complet sera </text:span><text:span text:style-name="T118">« </text:span><text:span text:style-name="Source_20_Text"><text:span text:style-name="T118">TURPAN GPU </text:span></text:span><text:span text:style-name="T118">»</text:span></text:p>
        </text:list-item>
      </text:list>
      <text:h text:style-name="P62" text:outline-level="4">La commande :</text:h>
      <text:p text:style-name="P36"><text:span text:style-name="T54">curl --netrc -X POST -d '{ "</text:span><text:span text:style-name="T88">projet</text:span><text:span text:style-name="T54">": "</text:span><text:span text:style-name="T119">M23999</text:span><text:span text:style-name="T54">", "</text:span><text:span text:style-name="T119">serveur</text:span><text:span text:style-name="T54">": "</text:span><text:span text:style-name="T119">TURPAN</text:span><text:span text:style-name="T54">", "</text:span><text:span text:style-name="T119">conso</text:span><text:span text:style-name="T54">": "</text:span><text:span text:style-name="T119">1234</text:span><text:span text:style-name="T54">" }' </text:span><text:span text:style-name="T60">$BASEURL</text:span><text:span text:style-name="T54">/</text:span><text:span text:style-name="T104">adminux/</text:span><text:span text:style-name="T119">projet</text:span><text:span text:style-name="T54">/</text:span><text:span text:style-name="T119">setconso</text:span></text:p>
      <text:p text:style-name="P30"><text:span text:style-name="T127">gramc-meso</text:span><text:span text:style-name="T120"> recherche la version active du projet demandé, et met à jour la consommation de cette version. </text:span><text:span text:style-name="T66">S’il n’y a pas de version active</text:span><text:span text:style-name="T120"> (nouveau projet, ou au contraire vieux projet non renouvelé), </text:span><text:span text:style-name="T46">la consommation</text:span><text:span text:style-name="T66"> n’est pas mise à jour </text:span><text:span text:style-name="T46">et</text:span><text:span text:style-name="T66"> une erreur est renvoyée</text:span><text:span text:style-name="T120">, car c’est le signe que quelque chose ne va pas sur le supercalculateur (on ne doit pas pouvoir calculer si son projet n’a pas de version active).</text:span></text:p>
      <text:h text:style-name="P43" text:outline-level="2">Le <text:span text:style-name="T22">processus</text:span> de création/suppression de compte :</text:h>
      <text:p text:style-name="P14">Le supercalculateur effectue deux requêtes à intervalle régulier, cela lui permet de découvrir les changements correspondant à des actions des individus :</text:p>
      <text:list xml:id="list1289762426" text:style-name="L6">
        <text:list-item>
          <text:p text:style-name="P76">Demande de nouveau login (on coche la case)</text:p>
        </text:list-item>
        <text:list-item>
          <text:p text:style-name="P76">Suppression d’un login existant (on décoche la case)</text:p>
        </text:list-item>
      </text:list>
      <text:h text:style-name="Heading_20_3" text:outline-level="3">Création de compte :</text:h>
      <text:list xml:id="list1337107532" text:style-name="L7">
        <text:list-item>
          <text:p text:style-name="P77">Le responsable de projet déclare un nouveau collaborateur, en cliquant sur les boutons <text:span text:style-name="Source_20_Text">TURPAN</text:span> et <text:span text:style-name="Source_20_Text">BOREALE</text:span></text:p>
        </text:list-item>
        <text:list-item>
          <text:p text:style-name="P77">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77">Les admins créent les comptes, et la procédure de création de compte comprend l’appel à la fonction xxx, qui informe gramc-meso0 de la création du compte</text:p>
        </text:list-item>
        <text:list-item>
          <text:p text:style-name="P77">L’utilisateur téléverse une clé ssh et associe sa clé à l’utilisateur nouvellement créé</text:p>
        </text:list-item>
        <text:list-item>
          <text:p text:style-name="P77">Le supercalculateur découvre (requete à intervalles réguliers) un couple utilisateur/clé pour lequel dply vaut false (fonction xxx), il va donc déponyer la clé et prévenir gramc que le déploiement est effecitf (fonction xxx)</text:p>
        </text:list-item>
      </text:list>
      <text:h text:style-name="Heading_20_4" text:outline-level="4">Suppression de compte <text:span text:style-name="T105">(1</text:span><text:span text:style-name="T106">er</text:span><text:span text:style-name="T105"> scénario)</text:span> :</text:h>
      <text:p text:style-name="Text_20_body"><text:span text:style-name="T100">Le responsable de projet décoche la case </text:span><text:span text:style-name="Source_20_Text"><text:span text:style-name="T12">TURPAN</text:span></text:span><text:span text:style-name="T100"> ou </text:span><text:span text:style-name="Source_20_Text"><text:span text:style-name="T91">BOREALE</text:span></text:span> d’un collaborateur, <text:span text:style-name="T105">cela provoque le passage à </text:span><text:span text:style-name="Source_20_Text"><text:span text:style-name="T105">false</text:span></text:span><text:span text:style-name="T105"> du champ </text:span><text:span text:style-name="Source_20_Text"><text:span text:style-name="T105">login</text:span></text:span></text:p>
      <text:list xml:id="list1433492369" text:style-name="L8">
        <text:list-item>
          <text:p text:style-name="P78">Le supercalculateur découvre un <text:span text:style-name="Source_20_Text">loginname</text:span> <text:span text:style-name="T105">différent de </text:span><text:span text:style-name="Source_20_Text"><text:span text:style-name="T105">nologin</text:span></text:span><text:span text:style-name="T105"> (donc correspondant à un nom d’utilisateur sur le supercalculateur), mais avec </text:span><text:span text:style-name="Source_20_Text"><text:span text:style-name="T105">login</text:span></text:span><text:span text:style-name="T105"> à </text:span><text:span text:style-name="Source_20_Text"><text:span text:style-name="T105">false </text:span></text:span><text:span text:style-name="T105">: cela signifie que cet utilisateur doit être détruit, </text:span>il va donc envoyer un mail aux admins <text:span text:style-name="T105">en ce sens.</text:span><text:span text:style-name="T65"> </text:span></text:p>
        </text:list-item>
        <text:list-item>
          <text:p text:style-name="P78">Le sysadmin détruit le compte, dans la procédure de destruction <text:span text:style-name="T99">la requête </text:span><text:span text:style-name="Source_20_Text"><text:span text:style-name="T99">ut</text:span></text:span><text:span text:style-name="Source_20_Text"><text:span text:style-name="T101">i</text:span></text:span><text:span text:style-name="Source_20_Text"><text:span text:style-name="T99">lisateurs/clearloginname</text:span></text:span><text:span text:style-name="T99"> est appelée.</text:span></text:p>
        </text:list-item>
      </text:list>
      <text:h text:style-name="P63" text:outline-level="4">Suppression de compte <text:span text:style-name="T105">(2</text:span><text:span text:style-name="T106">nd</text:span><text:span text:style-name="T105"> scénario)</text:span> :</text:h>
      <text:p text:style-name="P17"><text:span text:style-name="T100">Le responsable de projet coche la case </text:span><text:span text:style-name="Source_20_Text"><text:span text:style-name="T13">SUPPRESSION</text:span></text:span><text:span text:style-name="T100"> </text:span>d’un collaborateur <text:span text:style-name="T105">(par exemple une personne qui a terminé son contrat)</text:span>, <text:span text:style-name="T105">cela provoque le passage à </text:span><text:span text:style-name="Source_20_Text"><text:span text:style-name="T105">false</text:span></text:span><text:span text:style-name="T105"> du champ </text:span><text:span text:style-name="Source_20_Text"><text:span text:style-name="T105">deleted</text:span></text:span><text:span text:style-name="T105">.</text:span></text:p>
      <text:list xml:id="list145648609081208" text:continue-numbering="true" text:style-name="L8">
        <text:list-item>
          <text:p text:style-name="P79">Le supercalculateur découvre un <text:span text:style-name="Source_20_Text">loginname</text:span> <text:span text:style-name="T105">différent de </text:span><text:span text:style-name="Source_20_Text"><text:span text:style-name="T105">nologin</text:span></text:span><text:span text:style-name="T105"> (donc correspondant à un nom d’utilisateur sur le supercalculateur), puisque la personne ne collabore plus au projet cet utilisateur doit être détruit, </text:span>il va donc envoyer un mail aux admins <text:span text:style-name="T105">en ce sens.</text:span><text:span text:style-name="T65"> </text:span></text:p>
        </text:list-item>
        <text:list-item>
          <text:p text:style-name="P79">Le sysadmin détruit le compte, dans la procédure de destruction <text:span text:style-name="T99">la requête </text:span><text:span text:style-name="Source_20_Text"><text:span text:style-name="T99">ut</text:span></text:span><text:span text:style-name="Source_20_Text"><text:span text:style-name="T101">i</text:span></text:span><text:span text:style-name="Source_20_Text"><text:span text:style-name="T99">lisateurs/clearloginname</text:span></text:span><text:span text:style-name="T99"> est appelée.</text:span></text:p>
        </text:list-item>
      </text:list>
      <text:p text:style-name="P80"/>
      <text:h text:style-name="P44" text:outline-level="2">Le <text:span text:style-name="T22">processus</text:span> de <text:span text:style-name="T122">modification des attributions de ressources</text:span></text:h>
      <text:p text:style-name="P84">Lorsqu’une version ou une extension (rallonge ou demande au fil de l’eau dans la terminologie DARI) est validée, les serveurs gérant les ressources concernées doivent être sollicités pour gérer les quotas. Deux commandes de l’API sont réservées à cet effet :</text:p>
      <text:list xml:id="list1766477894" text:style-name="L12">
        <text:list-item>
          <text:p text:style-name="P87"><text:span text:style-name="Source_20_Text"><text:span text:style-name="T122">todo/get</text:span></text:span></text:p>
        </text:list-item>
        <text:list-item>
          <text:p text:style-name="P87"><text:span text:style-name="Source_20_Text"><text:span text:style-name="T122">todo/done</text:span></text:span></text:p>
        </text:list-item>
      </text:list>
      <text:p text:style-name="P82"><text:span text:style-name="T122">La première demande à </text:span><text:span text:style-name="Source_20_Text"><text:span text:style-name="T122">gramc-meso</text:span></text:span><text:span text:style-name="T122"> la liste des choses à faire. </text:span><text:span text:style-name="T42">L</text:span><text:span text:style-name="T122">e résultat pourrait être :</text:span></text:p>
      <text:p text:style-name="P86"><text:span text:style-name="T128">Ce qui signifie que le serveur doit modifier l’attribution de deux projets, suite à une nouvelle version d’une part, à une extension d’autre part.</text:span></text:p>
      <text:p text:style-name="P85">Il suffit donc d’interroger l’API à intervalles réguliers afin de rester synchrone avec <text:span text:style-name="Source_20_Text">gramc-meso</text:span>.</text:p>
      <text:p text:style-name="P85">La seconde commande permet d’informer <text:span text:style-name="Source_20_Text">gramc-meso</text:span> que la synchronisation a été faite, de sorte que les prochains appels à <text:span text:style-name="Source_20_Text">todo/get</text:span> ne renverront plus ces demandes. </text:p>
      <text:p text:style-name="P86"><text:span text:style-name="T128">Ce mécanisme permet aussi à l’interface graphique d’afficher des </text:span><text:span text:style-name="T43">icônes</text:span><text:span text:style-name="T128"> permettant à l’utilisateur </text:span><text:span text:style-name="T129">ou l’administrateur de </text:span><text:span text:style-name="Source_20_Text"><text:span text:style-name="T129">gramc-meso</text:span></text:span><text:span text:style-name="T129"> </text:span><text:span text:style-name="T128">de savoir si son projet est synchronisé ou pas.</text:span></text:p>
      <text:h text:style-name="P58" text:outline-level="3">Création de compte :</text:h>
      <text:list xml:id="list2578504976" text:style-name="L10">
        <text:list-item>
          <text:p text:style-name="P81">Le responsable de projet déclare un nouveau collaborateur, en cliquant sur les boutons <text:span text:style-name="Source_20_Text">TURPAN</text:span> et <text:span text:style-name="Source_20_Text">BOREALE</text:span></text:p>
        </text:list-item>
        <text:list-item>
          <text:p text:style-name="P81">Le supercalculateur interroge (requêtes à intervalles réguliers) gramc-meso0 avec la fonction xxxxx, et retrouve les collaborateurs (couple individu/version active) pour lesquels les flags <text:span text:style-name="Source_20_Text">login</text:span> sont à <text:span text:style-name="Source_20_Text">true</text:span>, alors qu’ils n’ont pas de nom de login (<text:span text:style-name="Source_20_Text">nologin</text:span>). Il envoie un mail aux admins sys.</text:p>
        </text:list-item>
        <text:list-item>
          <text:p text:style-name="P81">Les admins créent les comptes, et la procédure de création de compte comprend l’appel à la fonction xxx, qui informe gramc-meso0 de la création du compte</text:p>
        </text:list-item>
        <text:list-item>
          <text:p text:style-name="P81">L’utilisateur téléverse une clé ssh et associe sa clé à l’utilisateur nouvellement créé</text:p>
        </text:list-item>
        <text:list-item>
          <text:p text:style-name="P81">Le supercalculateur découvre (requete à intervalles réguliers) un couple utilisateur/clé pour lequel dply vaut false (fonction xxx), il va donc déponyer la clé et prévenir gramc que le déploiement est effecitf (fonction xxx)</text:p>
        </text:list-item>
      </text:list>
      <text:h text:style-name="P65" text:outline-level="4"/>
      <text:h text:style-name="P42" text:outline-level="2"><text:span text:style-name="T24">Commandes</text:span> utilisables seulement en environnement DEV</text:h>
      <text:h text:style-name="P56" text:outline-level="3"><text:span text:style-name="T27">g</text:span><text:span text:style-name="T25">ramcdate/get :</text:span></text:h>
      <text:p text:style-name="P23">Cette commande permet<text:span text:style-name="T28"> de récupérer la gramcdate courante.</text:span></text:p>
      <text:h text:style-name="P64" text:outline-level="4">La commande :</text:h>
      <text:p text:style-name="P35"><text:span text:style-name="T53">curl -s --netrc -H "Content-Type: application/json" </text:span><text:span text:style-name="T114">$B</text:span><text:span text:style-name="T34">ASE</text:span><text:span text:style-name="T38">U</text:span><text:span text:style-name="T34">RL</text:span><text:span text:style-name="T53">/adminux/clessh/get</text:span></text:p>
      <text:p text:style-name="P25"/>
      <text:h text:style-name="P57" text:outline-level="3"><text:span text:style-name="T27">gramcdate/set</text:span> :</text:h>
      <text:p text:style-name="P19">Cette commande permet de fixer la « gramc date », c’est-à-dire la date utilisée par l’application. En environnement prod il s’agit de la date renvoyée par le système, en environnement dev il est possible d’ajouter un « shift » d’un nombre entier de jours, afin de simuler le temps qui passer lors du développement.</text:p>
      <text:h text:style-name="P64" text:outline-level="4">Les paramètres :</text:h>
      <text:p text:style-name="P9"><text:span text:style-name="Source_20_Text"><text:span text:style-name="T111">rel</text:span></text:span><text:span text:style-name="Source_20_Text"> </text:span>: <text:span text:style-name="Source_20_Text">false</text:span> par défaut, <text:span text:style-name="T111">le décalage est calculé par rapport à la date courante. Plusieurs appels avec le même décalage auront le même résultat qu’un seul appel.<text:line-break/>Si </text:span><text:span text:style-name="Source_20_Text"><text:span text:style-name="T111">true</text:span></text:span><text:span text:style-name="T111">, le décalage est calculé par rapport à la gramc date courante. Plusieurs appels avec le même décalage produiront à chaque fois un décalage de date supplémentaire.</text:span></text:p>
      <text:p text:style-name="P19"><text:span text:style-name="Source_20_Text">shift </text:span>: Si <text:span text:style-name="Source_20_Text">shift</text:span> vaut <text:span text:style-name="Source_20_Text">today</text:span>, on revient à la date courante (c’est-à-dire qu’on remet à zéro le décalage précédemment programmé).<text:line-break/>Si <text:span text:style-name="Source_20_Text">shift</text:span> vaut un entier supérieur à zéro, il s’agit du décalage par rapport à la date courante, compté en nombre de jours.</text:p>
      <text:p text:style-name="P21"><text:span text:style-name="Source_20_Text">cron </text:span>: <text:span text:style-name="Source_20_Text">false</text:span> par défaut, si <text:span text:style-name="Source_20_Text">true</text:span> les fonctions programmées en « cron » sont exécutées. Voir <text:line-break/><text:span text:style-name="Source_20_Text">App\GramcServices\Cron</text:span></text:p>
      <text:h text:style-name="P64" text:outline-level="4">La commande :</text:h>
      <text:p text:style-name="P35"><text:span text:style-name="T53">curl -s --netrc -H "Content-Type: application/json" -X POST -d '{ </text:span><text:span text:style-name="T112">"rel": true, </text:span><text:span text:style-name="T53">"shift": "2", "cron":"1"}' </text:span><text:span text:style-name="T34">$BASE</text:span><text:span text:style-name="T38">U</text:span><text:span text:style-name="T34">RL</text:span><text:span text:style-name="T53">/adminux/</text:span><text:span text:style-name="T89">gramcdate</text:span><text:span text:style-name="T53">/</text:span><text:span text:style-name="T121">s</text:span><text:span text:style-name="T53">et</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55cm" fo:margin-bottom="0.21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651cm" fo:margin-bottom="0.21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style:style style:name="Version" style:family="text">
      <style:text-properties fo:color="#fc5c00" style:text-line-through-style="none" style:text-line-through-type="none" style:font-name="Liberation Sans1" fo:font-family="'Liberation Sans'" style:font-style-name="Normal" style:font-family-generic="swiss" style:font-pitch="variable" fo:font-size="10pt" fo:font-style="italic" style:text-underline-style="solid" style:text-underline-width="bold" style:text-underline-color="font-color" fo:font-weight="bold" officeooo:rsid="00afd8b0" style:font-size-asian="10.5pt" style:font-style-asian="italic" style:font-weight-asian="bold"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3-03-31T14:56:47.647930811</dc:date>
    <meta:editing-duration>P1DT22H21M21S</meta:editing-duration>
    <meta:editing-cycles>91</meta:editing-cycles>
    <meta:generator>LibreOffice/6.4.7.2$Linux_X86_64 LibreOffice_project/40$Build-2</meta:generator>
    <dc:creator>Emmanuel Courcelle</dc:creator>
    <meta:document-statistic meta:table-count="0" meta:image-count="0" meta:object-count="0" meta:page-count="13" meta:paragraph-count="412" meta:word-count="3030" meta:character-count="22284" meta:non-whitespace-character-count="17062"/>
  </office:meta>
</office:document-meta>
</file>